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3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4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color="#ff3333" fo:font-size="18pt" fo:font-weight="normal" style:font-size-asian="18pt" style:font-weight-asian="normal" style:font-size-complex="18pt" style:font-weight-complex="normal"/>
    </style:style>
    <style:style style:name="ce6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color="#ff0000" fo:font-size="18pt" fo:font-weight="normal" style:font-size-asian="18pt" style:font-weight-asian="normal" style:font-size-complex="18pt" style:font-weight-complex="normal"/>
    </style:style>
    <style:style style:name="ce7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color="#ff3333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9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0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1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  <style:text-properties fo:font-size="18pt" style:font-size-asian="18pt" style:font-size-complex="18pt"/>
    </style:style>
    <style:style style:name="ce22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23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6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8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size="18pt" style:font-size-asian="18pt" style:font-size-complex="18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6666ff" fo:font-size="18pt" fo:font-weight="normal" style:font-size-asian="18pt" style:font-weight-asian="normal" style:font-size-complex="18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8pt" fo:font-weight="normal" style:font-name-asian="Droid Sans Fallback" style:font-size-asian="18pt" style:font-weight-asian="normal" style:font-name-complex="FreeSans" style:font-size-complex="18pt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8pt" style:font-name-asian="Droid Sans Fallback" style:font-size-asian="18pt" style:font-name-complex="FreeSans" style:font-size-complex="18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3333" fo:font-size="18pt" fo:font-weight="normal" style:font-size-asian="18pt" style:font-weight-asian="normal" style:font-size-complex="18pt" style:font-weight-complex="normal"/>
    </style:style>
  </office:automatic-styles>
  <office:body>
    <office:spreadsheet>
      <table:table table:name="Regime Estacionário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2" table:number-rows-spanned="1">
            <text:p>Densidade da água</text:p>
          </table:table-cell>
          <table:covered-table-cell/>
          <table:table-cell office:value-type="float" office:value="999.97" calcext:value-type="float">
            <text:p>999.97</text:p>
          </table:table-cell>
          <table:table-cell table:style-name="ce1" office:value-type="string" calcext:value-type="string" table:number-columns-spanned="2" table:number-rows-spanned="1">
            <text:p>c da água</text:p>
          </table:table-cell>
          <table:covered-table-cell/>
          <table:table-cell office:value-type="float" office:value="4.186" calcext:value-type="float">
            <text:p>4.186</text:p>
          </table:table-cell>
          <table:table-cell table:style-name="ce1" office:value-type="string" calcext:value-type="string" table:number-columns-spanned="2" table:number-rows-spanned="1">
            <text:p>Secção da barra</text:p>
          </table:table-cell>
          <table:covered-table-cell/>
          <table:table-cell table:style-name="ce20" office:value-type="float" office:value="0.0004" calcext:value-type="float">
            <text:p>0.0004</text:p>
          </table:table-cell>
          <table:table-cell table:style-name="ce1" office:value-type="string" calcext:value-type="string" table:number-columns-spanned="2" table:number-rows-spanned="1">
            <text:p>k teorico</text:p>
          </table:table-cell>
          <table:covered-table-cell/>
          <table:table-cell office:value-type="float" office:value="237" calcext:value-type="float">
            <text:p>237</text:p>
          </table:table-cell>
          <table:table-cell table:style-name="ce1" office:value-type="string" calcext:value-type="string" table:number-columns-spanned="2" table:number-rows-spanned="1">
            <text:p>Temperatura ar</text:p>
          </table:table-cell>
          <table:covered-table-cell table:style-name="ce25"/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16" table:number-rows-spanned="1">
            <text:p>V=15V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 table:number-columns-repeated="998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164.061" calcext:value-type="float">
            <text:p>-164.061</text:p>
          </table:table-cell>
          <table:table-cell table:style-name="ce27" office:value-type="float" office:value="2.536" calcext:value-type="float">
            <text:p>2.536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165.44" calcext:value-type="float">
            <text:p>-165.44</text:p>
          </table:table-cell>
          <table:table-cell table:style-name="ce27" office:value-type="float" office:value="2.566" calcext:value-type="float">
            <text:p>2.566</text:p>
          </table:table-cell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6]*[.$C$1]/[.C6]" office:value-type="float" office:value="0.900873873873874" calcext:value-type="float">
            <text:p/>
          </table:table-cell>
          <table:table-cell table:style-name="ce4" table:formula="of:=[.E6]*([.B6]/[.A6]+[.D6]/[.C6])" office:value-type="float" office:value="0.00531596745394043" calcext:value-type="float">
            <text:p/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5.07" calcext:value-type="float">
            <text:p>15.07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52.253" calcext:value-type="float">
            <text:p>52.253</text:p>
          </table:table-cell>
          <table:table-cell table:style-name="ce27" office:value-type="float" office:value="0.1766" calcext:value-type="float">
            <text:p>0.1766</text:p>
          </table:table-cell>
          <table:table-cell/>
          <table:table-cell table:style-name="ce19" office:value-type="string" calcext:value-type="string">
            <text:p>U</text:p>
          </table:table-cell>
          <table:table-cell table:style-name="ce19" office:value-type="float" office:value="15.07" calcext:value-type="float">
            <text:p>15.07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52.3644" calcext:value-type="float">
            <text:p>52.3644</text:p>
          </table:table-cell>
          <table:table-cell table:style-name="ce27" office:value-type="float" office:value="0.1787" calcext:value-type="float">
            <text:p>0.1787</text:p>
          </table:table-cell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0.4" calcext:value-type="float">
            <text:p>110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7]*[.$C$1]/[.C7]" office:value-type="float" office:value="0.905769927536232" calcext:value-type="float">
            <text:p/>
          </table:table-cell>
          <table:table-cell table:style-name="ce4" table:formula="of:=[.E7]*([.B7]/[.A7]+[.D7]/[.C7])" office:value-type="float" office:value="0.0053492934126234" calcext:value-type="float">
            <text:p/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1.3" calcext:value-type="float">
            <text:p>1.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/>
          <table:table-cell table:style-name="ce19" office:value-type="string" calcext:value-type="string">
            <text:p>I</text:p>
          </table:table-cell>
          <table:table-cell table:style-name="ce19" office:value-type="float" office:value="1.3" calcext:value-type="float">
            <text:p>1.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0.3" calcext:value-type="float">
            <text:p>110.3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8]*[.$C$1]/[.C8]" office:value-type="float" office:value="0.906591115140526" calcext:value-type="float">
            <text:p/>
          </table:table-cell>
          <table:table-cell table:style-name="ce4" table:formula="of:=[.E8]*([.B8]/[.A8]+[.D8]/[.C8])" office:value-type="float" office:value="0.00535488768371761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50.4803" calcext:value-type="float">
            <text:p>50.4803</text:p>
          </table:table-cell>
          <table:table-cell table:style-name="ce19" office:value-type="float" office:value="0.08079" calcext:value-type="float">
            <text:p>0.08079</text:p>
          </table:table-cell>
          <table:table-cell table:style-name="ce19" table:formula="of:=[.I8]+273.15" office:value-type="float" office:value="323.6303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6]" office:value-type="float" office:value="52.253" calcext:value-type="float">
            <text:p/>
          </table:table-cell>
          <table:table-cell table:style-name="ce8" table:formula="of:=[.P6]" office:value-type="float" office:value="0.1766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50.575" calcext:value-type="float">
            <text:p>50.575</text:p>
          </table:table-cell>
          <table:table-cell table:style-name="ce19" office:value-type="float" office:value="0.235" calcext:value-type="float">
            <text:p>0.235</text:p>
          </table:table-cell>
          <table:table-cell table:style-name="ce19" table:formula="of:=[.S8]+273.15" office:value-type="float" office:value="323.725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Y6]" office:value-type="float" office:value="52.3644" calcext:value-type="float">
            <text:p/>
          </table:table-cell>
          <table:table-cell table:style-name="ce8" table:formula="of:=[.Z6]" office:value-type="float" office:value="0.1787" calcext:value-type="float">
            <text:p/>
          </table:table-cell>
          <table:table-cell table:number-columns-repeated="998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108.9" calcext:value-type="float">
            <text:p>108.9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[.A9]*[.$C$1]/[.C9]" office:value-type="float" office:value="0.918246097337006" calcext:value-type="float">
            <text:p/>
          </table:table-cell>
          <table:table-cell table:style-name="ce5" table:formula="of:=[.E9]*([.B9]/[.A9]+[.D9]/[.C9])" office:value-type="float" office:value="0.00543443167799541" calcext:value-type="float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46.72606" calcext:value-type="float">
            <text:p>46.72606</text:p>
          </table:table-cell>
          <table:table-cell table:style-name="ce19" office:value-type="float" office:value="0.05721" calcext:value-type="float">
            <text:p>0.05721</text:p>
          </table:table-cell>
          <table:table-cell table:style-name="ce19" table:formula="of:=[.I9]+273.15" office:value-type="float" office:value="319.87606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5]*0.12+[.O6]" office:value-type="float" office:value="32.56568" calcext:value-type="float">
            <text:p/>
          </table:table-cell>
          <table:table-cell table:formula="of:=0.12*[.P5]+[.P6]" office:value-type="float" office:value="0.48092" calcext:value-type="float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46.795" calcext:value-type="float">
            <text:p>46.795</text:p>
          </table:table-cell>
          <table:table-cell table:style-name="ce19" office:value-type="float" office:value="0.135" calcext:value-type="float">
            <text:p>0.135</text:p>
          </table:table-cell>
          <table:table-cell table:style-name="ce19" table:formula="of:=[.S9]+273.15" office:value-type="float" office:value="319.945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Y5]*0.12+[.Y6]" office:value-type="float" office:value="32.5116" calcext:value-type="float">
            <text:p/>
          </table:table-cell>
          <table:table-cell table:formula="of:=0.12*[.Z5]+[.Z6]" office:value-type="float" office:value="0.48662" calcext:value-type="float">
            <text:p/>
          </table:table-cell>
          <table:table-cell table:number-columns-repeated="998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7" office:value-type="float" office:value="0.0005" calcext:value-type="float">
            <text:p>0.0005</text:p>
          </table:table-cell>
          <table:table-cell table:style-name="ce7" office:value-type="float" office:value="106.1" calcext:value-type="float">
            <text:p>106.1</text:p>
          </table:table-cell>
          <table:table-cell table:style-name="ce7" office:value-type="float" office:value="0.1" calcext:value-type="float">
            <text:p>0.1</text:p>
          </table:table-cell>
          <table:table-cell table:style-name="ce5" table:formula="of:=[.A10]*[.$C$1]/[.C10]" office:value-type="float" office:value="0.942478793590952" calcext:value-type="float">
            <text:p/>
          </table:table-cell>
          <table:table-cell table:style-name="ce5" table:formula="of:=[.E10]*([.B10]/[.A10]+[.D10]/[.C10])" office:value-type="float" office:value="0.00560068689311117" calcext:value-type="float">
            <text:p/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42.45819" calcext:value-type="float">
            <text:p>42.45819</text:p>
          </table:table-cell>
          <table:table-cell table:style-name="ce19" office:value-type="float" office:value="0.05646" calcext:value-type="float">
            <text:p>0.05646</text:p>
          </table:table-cell>
          <table:table-cell table:style-name="ce19" table:formula="of:=[.I10]+273.15" office:value-type="float" office:value="315.60819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5"/>
          <table:table-cell table:style-name="ce19" office:value-type="string" calcext:value-type="string">
            <text:p>T3</text:p>
          </table:table-cell>
          <table:table-cell table:style-name="ce19" office:value-type="float" office:value="42.485" calcext:value-type="float">
            <text:p>42.485</text:p>
          </table:table-cell>
          <table:table-cell table:style-name="ce19" office:value-type="float" office:value="0.105" calcext:value-type="float">
            <text:p>0.105</text:p>
          </table:table-cell>
          <table:table-cell table:style-name="ce19" table:formula="of:=[.S10]+273.15" office:value-type="float" office:value="315.635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1002"/>
        </table:table-row>
        <table:table-row table:style-name="ro1">
          <table:table-cell table:style-name="ce5" office:value-type="float" office:value="0.1" calcext:value-type="float">
            <text:p>0.1</text:p>
          </table:table-cell>
          <table:table-cell table:style-name="ce7" office:value-type="float" office:value="0.0005" calcext:value-type="float">
            <text:p>0.0005</text:p>
          </table:table-cell>
          <table:table-cell table:style-name="ce7" office:value-type="float" office:value="99.6" calcext:value-type="float">
            <text:p>99.6</text:p>
          </table:table-cell>
          <table:table-cell table:style-name="ce7" office:value-type="float" office:value="0.1" calcext:value-type="float">
            <text:p>0.1</text:p>
          </table:table-cell>
          <table:table-cell table:style-name="ce5" table:formula="of:=[.A11]*[.$C$1]/[.C11]" office:value-type="float" office:value="1.0039859437751" calcext:value-type="float">
            <text:p/>
          </table:table-cell>
          <table:table-cell table:style-name="ce5" table:formula="of:=[.E11]*([.B11]/[.A11]+[.D11]/[.C11])" office:value-type="float" office:value="0.00602794773471396" calcext:value-type="float">
            <text:p/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38.09028" calcext:value-type="float">
            <text:p>38.09028</text:p>
          </table:table-cell>
          <table:table-cell table:style-name="ce19" office:value-type="float" office:value="0.03957" calcext:value-type="float">
            <text:p>0.03957</text:p>
          </table:table-cell>
          <table:table-cell table:style-name="ce19" table:formula="of:=[.I11]+273.15" office:value-type="float" office:value="311.24028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5"/>
          <table:table-cell table:style-name="ce19" office:value-type="string" calcext:value-type="string">
            <text:p>T4</text:p>
          </table:table-cell>
          <table:table-cell table:style-name="ce19" office:value-type="float" office:value="38.085" calcext:value-type="float">
            <text:p>38.085</text:p>
          </table:table-cell>
          <table:table-cell table:style-name="ce19" office:value-type="float" office:value="0.145" calcext:value-type="float">
            <text:p>0.145</text:p>
          </table:table-cell>
          <table:table-cell table:style-name="ce19" table:formula="of:=[.S11]+273.15" office:value-type="float" office:value="311.235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6:.E8])" office:value-type="float" office:value="0.904411638850211" calcext:value-type="float">
            <text:p/>
          </table:table-cell>
          <table:table-cell table:style-name="ce4" table:formula="of:=MAX(ABS([.E6]-[.E12]);ABS([.E7]-[.E12]);ABS([.E8]-[.E12]))" office:value-type="float" office:value="0.00353776497633662" calcext:value-type="float">
            <text:p/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34.29052" calcext:value-type="float">
            <text:p>34.29052</text:p>
          </table:table-cell>
          <table:table-cell table:style-name="ce19" office:value-type="float" office:value="0.09494" calcext:value-type="float">
            <text:p>0.09494</text:p>
          </table:table-cell>
          <table:table-cell table:style-name="ce19" table:formula="of:=[.I12]+273.15" office:value-type="float" office:value="307.44052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5"/>
          <table:table-cell table:style-name="ce19" office:value-type="string" calcext:value-type="string">
            <text:p>T5</text:p>
          </table:table-cell>
          <table:table-cell table:style-name="ce19" office:value-type="float" office:value="34.25" calcext:value-type="float">
            <text:p>34.25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table:formula="of:=[.S12]+273.15" office:value-type="float" office:value="307.4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28343" calcext:value-type="float">
            <text:p>21.28343</text:p>
          </table:table-cell>
          <table:table-cell table:style-name="ce19" office:value-type="float" office:value="0.072" calcext:value-type="float">
            <text:p>0.072</text:p>
          </table:table-cell>
          <table:table-cell table:style-name="ce19" table:formula="of:=[.I13]+273.15" office:value-type="float" office:value="294.43343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28" calcext:value-type="float">
            <text:p>21.2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table:formula="of:=[.S13]+273.15" office:value-type="float" office:value="294.43" calcext:value-type="float">
            <text:p/>
          </table:table-cell>
          <table:table-cell table:style-name="ce19" office:value-type="string" calcext:value-type="string">
            <text:p>-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k10</text:p>
          </table:table-cell>
          <table:table-cell/>
          <table:table-cell office:value-type="string" calcext:value-type="string">
            <text:p>DeltaK15</text:p>
          </table:table-cell>
          <table:table-cell office:value-type="string" calcext:value-type="string">
            <text:p>Delta20</text:p>
          </table:table-cell>
          <table:table-cell office:value-type="string" calcext:value-type="string">
            <text:p>DeltaK5</text:p>
          </table:table-cell>
          <table:table-cell office:value-type="string" calcext:value-type="string">
            <text:p>Deltak10</text:p>
          </table:table-cell>
          <table:table-cell table:number-columns-repeated="991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4.53756" calcext:value-type="float">
            <text:p>24.53756</text:p>
          </table:table-cell>
          <table:table-cell table:style-name="ce19" office:value-type="float" office:value="0.45259" calcext:value-type="float">
            <text:p>0.45259</text:p>
          </table:table-cell>
          <table:table-cell table:style-name="ce19" table:formula="of:=[.I14]+273.15" office:value-type="float" office:value="297.68756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formula="of:=[.I14]-[.I13]" office:value-type="float" office:value="3.25413" calcext:value-type="float">
            <text:p/>
          </table:table-cell>
          <table:table-cell table:formula="of:=[.J14]+[.J13]" office:value-type="float" office:value="0.52459" calcext:value-type="float">
            <text:p/>
          </table:table-cell>
          <table:table-cell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4.445" calcext:value-type="float">
            <text:p>24.445</text:p>
          </table:table-cell>
          <table:table-cell table:style-name="ce19" office:value-type="float" office:value="0.275" calcext:value-type="float">
            <text:p>0.275</text:p>
          </table:table-cell>
          <table:table-cell table:style-name="ce19" table:formula="of:=[.S14]+273.15" office:value-type="float" office:value="297.595" calcext:value-type="float">
            <text:p/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15-20</text:p>
          </table:table-cell>
          <table:table-cell office:value-type="float" office:value="0.16716767" calcext:value-type="float">
            <text:p>0.16716767</text:p>
          </table:table-cell>
          <table:table-cell office:value-type="float" office:value="189.6" calcext:value-type="float">
            <text:p>189.6</text:p>
          </table:table-cell>
          <table:table-cell office:value-type="float" office:value="188" calcext:value-type="float">
            <text:p>188</text:p>
          </table:table-cell>
          <table:table-cell office:value-type="float" office:value="76.95" calcext:value-type="float">
            <text:p>76.9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([.L1]-[.Y14])/[.L1]*100" office:value-type="float" office:value="20" calcext:value-type="float">
            <text:p/>
          </table:table-cell>
          <table:table-cell table:formula="of:=([.L1]-[.Z14])/[.L1]*100" office:value-type="float" office:value="20.6751054852321" calcext:value-type="float">
            <text:p/>
          </table:table-cell>
          <table:table-cell table:formula="of:=([.L1]-[.AA14])/[.L1]*100" office:value-type="float" office:value="67.5316455696203" calcext:value-type="float">
            <text:p/>
          </table:table-cell>
          <table:table-cell table:formula="of:=([.L1]-[.AB14])/[.L1]*100" office:value-type="float" office:value="43.8818565400844" calcext:value-type="float">
            <text:p/>
          </table:table-cell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6]*[.I7]" office:value-type="float" office:value="19.591" calcext:value-type="float">
            <text:p/>
          </table:table-cell>
          <table:table-cell table:style-name="ce10" table:formula="of:=[.I7]*[.J6]+[.I6]*[.J7]" office:value-type="float" office:value="0.1637" calcext:value-type="float">
            <text:p/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26.41517" calcext:value-type="float">
            <text:p>26.41517</text:p>
          </table:table-cell>
          <table:table-cell table:style-name="ce19" office:value-type="float" office:value="0.07182" calcext:value-type="float">
            <text:p>0.07182</text:p>
          </table:table-cell>
          <table:table-cell table:style-name="ce19" table:formula="of:=[.I15]+273.15" office:value-type="float" office:value="299.56517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F</text:p>
          </table:table-cell>
          <table:table-cell table:style-name="ce19" office:value-type="float" office:value="26.245" calcext:value-type="float">
            <text:p>26.245</text:p>
          </table:table-cell>
          <table:table-cell table:style-name="ce19" office:value-type="float" office:value="0.235" calcext:value-type="float">
            <text:p>0.235</text:p>
          </table:table-cell>
          <table:table-cell table:style-name="ce19" table:formula="of:=[.S15]+273.15" office:value-type="float" office:value="299.395" calcext:value-type="float">
            <text:p/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15-5</text:p>
          </table:table-cell>
          <table:table-cell office:value-type="float" office:value="-0.239" calcext:value-type="float">
            <text:p>-0.239</text:p>
          </table:table-cell>
          <table:table-cell office:value-type="float" office:value="319" calcext:value-type="float">
            <text:p>319</text:p>
          </table:table-cell>
          <table:table-cell office:value-type="float" office:value="285" calcext:value-type="float">
            <text:p>285</text:p>
          </table:table-cell>
          <table:table-cell office:value-type="float" office:value="342" calcext:value-type="float">
            <text:p>342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([.L1]-[.Y15])/[.L1]*100" office:value-type="float" office:value="-34.5991561181435" calcext:value-type="float">
            <text:p/>
          </table:table-cell>
          <table:table-cell table:formula="of:=([.L1]-[.Z15])/[.L1]*100" office:value-type="float" office:value="-20.253164556962" calcext:value-type="float">
            <text:p/>
          </table:table-cell>
          <table:table-cell table:formula="of:=([.L1]-[.AA15])/[.L1]*100" office:value-type="float" office:value="-44.3037974683544" calcext:value-type="float">
            <text:p/>
          </table:table-cell>
          <table:table-cell table:formula="of:=([.L1]-[.AB15])/[.L1]*100" office:value-type="float" office:value="-59.0717299578059" calcext:value-type="float">
            <text:p/>
          </table:table-cell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$F$1]*[.E12]*[.M14]" office:value-type="float" office:value="12.3197037719442" calcext:value-type="float">
            <text:p/>
          </table:table-cell>
          <table:table-cell table:style-name="ce10" table:formula="of:=[.$F$1]*[.M14]*[.F12]+[.$F$1]*[.E12]*[.N14]" office:value-type="float" office:value="2.03421871773815" calcext:value-type="float">
            <text:p/>
          </table:table-cell>
          <table:table-cell table:style-name="ce10" table:formula="of:=AVERAGE([.C15:.C16])" office:value-type="float" office:value="15.9553518859721" calcext:value-type="float">
            <text:p/>
          </table:table-cell>
          <table:table-cell table:style-name="ce10" table:formula="of:=([.D15]+[.D16])/2" office:value-type="float" office:value="1.09895935886908" calcext:value-type="float">
            <text:p/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68.4444" calcext:value-type="float">
            <text:p>68.4444</text:p>
          </table:table-cell>
          <table:table-cell table:style-name="ce19" office:value-type="float" office:value="0.65508" calcext:value-type="float">
            <text:p>0.65508</text:p>
          </table:table-cell>
          <table:table-cell table:style-name="ce19" table:formula="of:=[.I16]+273.15" office:value-type="float" office:value="341.5944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Q</text:p>
          </table:table-cell>
          <table:table-cell table:style-name="ce19" office:value-type="float" office:value="68.365" calcext:value-type="float">
            <text:p>68.365</text:p>
          </table:table-cell>
          <table:table-cell table:style-name="ce19" office:value-type="float" office:value="0.235" calcext:value-type="float">
            <text:p>0.235</text:p>
          </table:table-cell>
          <table:table-cell table:style-name="ce19" table:formula="of:=[.S16]+273.15" office:value-type="float" office:value="341.515" calcext:value-type="float">
            <text:p/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15-10</text:p>
          </table:table-cell>
          <table:table-cell office:value-type="float" office:value="-0.0260713" calcext:value-type="float">
            <text:p>-0.0260713</text:p>
          </table:table-cell>
          <table:table-cell office:value-type="float" office:value="251" calcext:value-type="float">
            <text:p>251</text:p>
          </table:table-cell>
          <table:table-cell office:value-type="float" office:value="234" calcext:value-type="float">
            <text:p>234</text:p>
          </table:table-cell>
          <table:table-cell office:value-type="float" office:value="202" calcext:value-type="float">
            <text:p>202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([.L1]-[.Y16])/[.L1]*100" office:value-type="float" office:value="-5.90717299578059" calcext:value-type="float">
            <text:p/>
          </table:table-cell>
          <table:table-cell table:formula="of:=([.L1]-[.Z16])/[.L1]*100" office:value-type="float" office:value="1.26582278481013" calcext:value-type="float">
            <text:p/>
          </table:table-cell>
          <table:table-cell table:formula="of:=([.L1]-[.AA16])/[.L1]*100" office:value-type="float" office:value="14.7679324894515" calcext:value-type="float">
            <text:p/>
          </table:table-cell>
          <table:table-cell table:formula="of:=([.L1]-[.AB16])/[.L1]*100" office:value-type="float" office:value="-5.06329113924051" calcext:value-type="float">
            <text:p/>
          </table:table-cell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15]-[.C16]" office:value-type="float" office:value="7.27129622805578" calcext:value-type="float">
            <text:p/>
          </table:table-cell>
          <table:table-cell table:style-name="ce10" table:formula="of:=[.D15]+[.D16]" office:value-type="float" office:value="2.19791871773815" calcext:value-type="float">
            <text:p/>
          </table:table-cell>
          <table:table-cell table:number-columns-repeated="10"/>
          <table:table-cell office:value-type="string" calcext:value-type="string">
            <text:p>gradT1</text:p>
          </table:table-cell>
          <table:table-cell table:formula="of:=-[.Y5]" office:value-type="float" office:value="165.44" calcext:value-type="float">
            <text:p/>
          </table:table-cell>
          <table:table-cell table:number-columns-repeated="6"/>
          <table:table-cell office:value-type="string" calcext:value-type="string">
            <text:p>20-5</text:p>
          </table:table-cell>
          <table:table-cell office:value-type="float" office:value="-0.0827779" calcext:value-type="float">
            <text:p>-0.0827779</text:p>
          </table:table-cell>
          <table:table-cell office:value-type="float" office:value="269.639" calcext:value-type="float">
            <text:p>269.639</text:p>
          </table:table-cell>
          <table:table-cell office:value-type="float" office:value="248.1" calcext:value-type="float">
            <text:p>248.1</text:p>
          </table:table-cell>
          <table:table-cell office:value-type="float" office:value="239.8" calcext:value-type="float">
            <text:p>239.8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([.L1]-[.Y17])/[.L1]*100" office:value-type="float" office:value="-13.7717299578059" calcext:value-type="float">
            <text:p/>
          </table:table-cell>
          <table:table-cell table:formula="of:=([.L1]-[.Z17])/[.L1]*100" office:value-type="float" office:value="-4.68354430379747" calcext:value-type="float">
            <text:p/>
          </table:table-cell>
          <table:table-cell table:formula="of:=([.L1]-[.AA17])/[.L1]*100" office:value-type="float" office:value="-1.18143459915612" calcext:value-type="float">
            <text:p/>
          </table:table-cell>
          <table:table-cell table:formula="of:=([.L1]-[.AB17])/[.L1]*100" office:value-type="float" office:value="-19.4092827004219" calcext:value-type="float">
            <text:p/>
          </table:table-cell>
          <table:table-cell table:number-columns-repeated="991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8" table:number-rows-spanned="1">
            <text:p>Valor Estimado de P_barra</text:p>
          </table:table-cell>
          <table:covered-table-cell table:number-columns-repeated="5" table:style-name="ce16"/>
          <table:covered-table-cell table:number-columns-repeated="2"/>
          <table:table-cell office:value-type="string" calcext:value-type="string">
            <text:p>gradT2</text:p>
          </table:table-cell>
          <table:table-cell table:formula="of:=-[.O27]" office:value-type="float" office:value="314.226" calcext:value-type="float">
            <text:p/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Pb</text:p>
          </table:table-cell>
          <table:table-cell table:number-columns-repeated="3"/>
          <table:table-cell office:value-type="string" calcext:value-type="string">
            <text:p>20-10</text:p>
          </table:table-cell>
          <table:table-cell office:value-type="float" office:value="0.01540691" calcext:value-type="float">
            <text:p>0.01540691</text:p>
          </table:table-cell>
          <table:table-cell office:value-type="float" office:value="238" calcext:value-type="float">
            <text:p>238</text:p>
          </table:table-cell>
          <table:table-cell office:value-type="float" office:value="224" calcext:value-type="float">
            <text:p>224</text:p>
          </table:table-cell>
          <table:table-cell office:value-type="float" office:value="175" calcext:value-type="float">
            <text:p>175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([.L1]-[.Y18])/[.L1]*100" office:value-type="float" office:value="-0.421940928270042" calcext:value-type="float">
            <text:p/>
          </table:table-cell>
          <table:table-cell table:formula="of:=([.L1]-[.Z18])/[.L1]*100" office:value-type="float" office:value="5.48523206751055" calcext:value-type="float">
            <text:p/>
          </table:table-cell>
          <table:table-cell table:formula="of:=([.L1]-[.AA18])/[.L1]*100" office:value-type="float" office:value="26.1603375527426" calcext:value-type="float">
            <text:p/>
          </table:table-cell>
          <table:table-cell table:formula="of:=([.L1]-[.AB18])/[.L1]*100" office:value-type="float" office:value="5.48523206751055" calcext:value-type="float">
            <text:p/>
          </table:table-cell>
          <table:table-cell table:number-columns-repeated="991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9]-[.I15])/[.C16]" office:value-type="float" office:value="0.499241711802082" calcext:value-type="float">
            <text:p/>
          </table:table-cell>
          <table:table-cell table:style-name="ce10" table:formula="of:=[.C19]*(([.J15]+[.P9])/([.O9]-[.I15])+[.D16]/[.C16])" office:value-type="float" office:value="0.12730069357633" calcext:value-type="float">
            <text:p/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TEOREMA</text:p>
          </table:table-cell>
          <table:covered-table-cell/>
          <table:table-cell office:value-type="string" calcext:value-type="string">
            <text:p>K</text:p>
          </table:table-cell>
          <table:table-cell table:formula="of:=[.P17]/[.P18]" office:value-type="float" office:value="0.526500035006651" calcext:value-type="float">
            <text:p/>
          </table:table-cell>
          <table:table-cell table:style-name="ce24"/>
          <table:table-cell table:style-name="ce29" office:value-type="float" office:value="-0.0260713" calcext:value-type="float">
            <text:p>-0.0260713</text:p>
          </table:table-cell>
          <table:table-cell table:formula="of:=[.P20]-[.R19]*([.P22]-[.P24])" office:value-type="float" office:value="20.74972328572" calcext:value-type="float">
            <text:p/>
          </table:table-cell>
          <table:table-cell table:number-columns-repeated="3"/>
          <table:table-cell office:value-type="string" calcext:value-type="string">
            <text:p>5-10</text:p>
          </table:table-cell>
          <table:table-cell office:value-type="string" calcext:value-type="string">
            <text:p>Porcaria</text:p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I16]-[.O8])/[.C15]" office:value-type="float" office:value="0.826471338880098" calcext:value-type="float">
            <text:p/>
          </table:table-cell>
          <table:table-cell table:style-name="ce10" table:formula="of:=[.C20]*(([.J16]+[.P8])/([.I16]-[.O8])+[.D15]/[.C15])" office:value-type="float" office:value="0.0493580398231163" calcext:value-type="float">
            <text:p/>
          </table:table-cell>
          <table:table-cell/>
          <table:table-cell table:style-name="ce16" office:value-type="string" calcext:value-type="string">
            <text:p>k</text:p>
          </table:table-cell>
          <table:table-cell table:style-name="ce16" table:formula="of:=[.C15]/([.I1]*ABS([.O5]))" office:value-type="float" office:value="298.532253247268" calcext:value-type="float">
            <text:p/>
          </table:table-cell>
          <table:table-cell table:style-name="ce16" table:formula="of:=[.G20]*([.P5]/ABS([.O5])+[.D15]/[.C15])" office:value-type="float" office:value="7.10911060053926" calcext:value-type="float">
            <text:p/>
          </table:table-cell>
          <table:table-cell table:style-name="ce16" table:formula="of:=[.C16]/([.I1]*ABS([.O5]))" office:value-type="float" office:value="187.730535775477" calcext:value-type="float">
            <text:p/>
          </table:table-cell>
          <table:table-cell table:style-name="ce16" table:formula="of:=[.I20]*([.P5]/ABS([.O5])+[.D16]/[.C16])" office:value-type="float" office:value="33.8997777233589" calcext:value-type="float">
            <text:p/>
          </table:table-cell>
          <table:table-cell table:style-name="ce23" table:formula="of:=[.E16]/([.$I$1]*ABS([.P17]))" office:value-type="float" office:value="241.104809688892" calcext:value-type="float">
            <text:p/>
          </table:table-cell>
          <table:table-cell table:style-name="ce16" table:formula="of:=[.K20]*([.P5]/ABS([.O5])+[.F16]/[.E16])" office:value-type="float" office:value="20.3335324809812" calcext:value-type="float">
            <text:p/>
          </table:table-cell>
          <table:table-cell table:style-name="ce16" table:formula="of:=249.38" office:value-type="float" office:value="249.38" calcext:value-type="float">
            <text:p/>
          </table:table-cell>
          <table:table-cell table:style-name="ce16" office:value-type="float" office:value="114" calcext:value-type="float">
            <text:p>114</text:p>
          </table:table-cell>
          <table:table-cell table:style-name="ce13" office:value-type="string" calcext:value-type="string">
            <text:p>PQ1</text:p>
          </table:table-cell>
          <table:table-cell table:style-name="ce13" table:formula="of:=[.C15]" office:value-type="float" office:value="19.591" calcext:value-type="float">
            <text:p/>
          </table:table-cell>
          <table:table-cell table:number-columns-repeated="2"/>
          <table:table-cell table:formula="of:=[.P21]-[.R19]*([.P23]-[.P24])" office:value-type="float" office:value="36.36275972158" calcext:value-type="float">
            <text:p/>
          </table:table-cell>
          <table:table-cell office:value-type="string" calcext:value-type="string">
            <text:p>PF1</text:p>
          </table:table-cell>
          <table:table-cell table:formula="of:=[.C16]" office:value-type="float" office:value="12.3197037719442" calcext:value-type="float">
            <text:p/>
          </table:table-cell>
          <table:table-cell table:number-columns-repeated="1003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9" table:formula="of:=([.I8]-[.I12])/[.E16]" office:value-type="float" office:value="1.0146927573709" calcext:value-type="float">
            <text:p/>
          </table:table-cell>
          <table:table-cell table:style-name="ce10" table:formula="of:=[.C21]*([.F16]/[.E16]+([.J8]+[.J12])/([.I8]-[.I12]))" office:value-type="float" office:value="0.0809030168256155" calcext:value-type="float">
            <text:p/>
          </table:table-cell>
          <table:table-cell table:number-columns-repeated="6"/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table:style-name="ce13" office:value-type="string" calcext:value-type="string">
            <text:p>PQ2</text:p>
          </table:table-cell>
          <table:table-cell table:style-name="ce13" table:formula="of:=[.C37]" office:value-type="float" office:value="34.5827" calcext:value-type="float">
            <text:p/>
          </table:table-cell>
          <table:table-cell table:number-columns-repeated="3"/>
          <table:table-cell office:value-type="string" calcext:value-type="string">
            <text:p>PF2</text:p>
          </table:table-cell>
          <table:table-cell table:formula="of:=[.C38]" office:value-type="float" office:value="22.7845554591625" calcext:value-type="float">
            <text:p/>
          </table:table-cell>
          <table:table-cell table:number-columns-repeated="1003"/>
        </table:table-row>
        <table:table-row table:style-name="ro1">
          <table:table-cell/>
          <table:table-cell table:style-name="ce10" table:number-columns-repeated="3"/>
          <table:table-cell table:number-columns-repeated="3"/>
          <table:table-cell office:value-type="string" calcext:value-type="string">
            <text:p>Fluxo Média(W)</text:p>
          </table:table-cell>
          <table:table-cell office:value-type="string" calcext:value-type="string">
            <text:p>Erro</text:p>
          </table:table-cell>
          <table:table-cell/>
          <table:table-cell table:formula="of:=([.K20]-[.L1])/[.L1]*100" office:value-type="float" office:value="1.73198721050293" calcext:value-type="float">
            <text:p/>
          </table:table-cell>
          <table:table-cell table:formula="of:=[.L20]/[.K20]*100" office:value-type="float" office:value="8.43348272778899" calcext:value-type="float">
            <text:p/>
          </table:table-cell>
          <table:table-cell table:formula="of:=(-[.M20]+[.L1])/[.L1]*100" office:value-type="float" office:value="-5.22362869198312" calcext:value-type="float">
            <text:p/>
          </table:table-cell>
          <table:table-cell table:formula="of:=[.N20]/[.M20]*100" office:value-type="float" office:value="45.7133691555057" calcext:value-type="float">
            <text:p/>
          </table:table-cell>
          <table:table-cell office:value-type="string" calcext:value-type="string">
            <text:p>TQ1</text:p>
          </table:table-cell>
          <table:table-cell table:formula="of:=[.K16]" office:value-type="float" office:value="341.5944" calcext:value-type="float">
            <text:p/>
          </table:table-cell>
          <table:table-cell/>
          <table:table-cell office:value-type="string" calcext:value-type="string">
            <text:p>Erro P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F1</text:p>
          </table:table-cell>
          <table:table-cell table:formula="of:=[.K15]" office:value-type="float" office:value="299.56517" calcext:value-type="float">
            <text:p/>
          </table:table-cell>
          <table:table-cell table:number-columns-repeated="1003"/>
        </table:table-row>
        <table:table-row table:style-name="ro1">
          <table:table-cell/>
          <table:table-cell table:style-name="ce11" table:number-columns-repeated="3"/>
          <table:table-cell table:number-columns-repeated="3"/>
          <table:table-cell table:formula="of:=[.K20]*[.I1]*[.P17]" office:value-type="float" office:value="15.9553518859721" calcext:value-type="float">
            <text:p/>
          </table:table-cell>
          <table:table-cell table:formula="of:=[.H23]*([.L20]/[.K20]+[.P5]/-[.O5])" office:value-type="float" office:value="1.59222433205375" calcext:value-type="float">
            <text:p/>
          </table:table-cell>
          <table:table-cell table:number-columns-repeated="2"/>
          <table:table-cell office:value-type="string" calcext:value-type="string">
            <text:p>FluxoTeo</text:p>
          </table:table-cell>
          <table:table-cell office:value-type="string" calcext:value-type="string">
            <text:p>ErroFluxoTeo</text:p>
          </table:table-cell>
          <table:table-cell/>
          <table:table-cell office:value-type="string" calcext:value-type="string">
            <text:p>TQ2</text:p>
          </table:table-cell>
          <table:table-cell table:formula="of:=[.K38]" office:value-type="float" office:value="365.4266" calcext:value-type="float">
            <text:p/>
          </table:table-cell>
          <table:table-cell table:number-columns-repeated="2"/>
          <table:table-cell table:style-name="ce29" table:formula="of:=([.P20]+[.U20]+[.R19]*([.U22]-[.P22]))/2" office:value-type="float" office:value="16.5032302180216" calcext:value-type="float">
            <text:p/>
          </table:table-cell>
          <table:table-cell office:value-type="string" calcext:value-type="string">
            <text:p>TF2</text:p>
          </table:table-cell>
          <table:table-cell table:formula="of:=[.K37]" office:value-type="float" office:value="304.9919" calcext:value-type="float">
            <text:p/>
          </table:table-cell>
          <table:table-cell table:number-columns-repeated="1003"/>
        </table:table-row>
        <table:table-row table:style-name="ro1">
          <table:table-cell table:number-columns-repeated="11"/>
          <table:table-cell table:formula="of:=[.I1]*-[.O5]*[.M20]" office:value-type="float" office:value="16.365412872" calcext:value-type="float">
            <text:p/>
          </table:table-cell>
          <table:table-cell table:formula="of:=[.L24]*([.N20]/[.M20]+[.P5]/-[.O5])" office:value-type="float" office:value="7.734152672" calcext:value-type="float">
            <text:p/>
          </table:table-cell>
          <table:table-cell/>
          <table:table-cell office:value-type="string" calcext:value-type="string">
            <text:p>Tar</text:p>
          </table:table-cell>
          <table:table-cell table:formula="of:=[.$O$1]+273.15" office:value-type="float" office:value="297.15" calcext:value-type="float">
            <text:p/>
          </table:table-cell>
          <table:table-cell table:number-columns-repeated="2"/>
          <table:table-cell table:style-name="ce29" table:formula="of:=1/2*([.P21]+[.U21]+[.R19]*([.U23]-[.P23]))" office:value-type="float" office:value="29.4714333266362" calcext:value-type="float">
            <text:p/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16" table:number-rows-spanned="1">
            <text:p>V=20V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 table:number-columns-repeated="998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314.226" calcext:value-type="float">
            <text:p>-314.226</text:p>
          </table:table-cell>
          <table:table-cell table:style-name="ce27" office:value-type="float" office:value="10.1" calcext:value-type="float">
            <text:p>10.1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/>
          <table:table-cell table:style-name="ce27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07.5" calcext:value-type="float">
            <text:p>107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28]*[.$C$1]/[.C28]" office:value-type="float" office:value="0.930204651162791" calcext:value-type="float">
            <text:p/>
          </table:table-cell>
          <table:table-cell table:style-name="ce4" table:formula="of:=[.E28]*([.B28]/[.A28]+[.D28]/[.C28])" office:value-type="float" office:value="0.00551632990805841" calcext:value-type="float">
            <text:p/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9.99" calcext:value-type="float">
            <text:p>19.99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78.3404" calcext:value-type="float">
            <text:p>78.3404</text:p>
          </table:table-cell>
          <table:table-cell table:style-name="ce27" office:value-type="float" office:value="0.7036" calcext:value-type="float">
            <text:p>0.7036</text:p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9.99" calcext:value-type="float">
            <text:p>19.99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/>
          <table:table-cell table:style-name="ce27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29]*[.$C$1]/[.C29]" office:value-type="float" office:value="0.925898148148148" calcext:value-type="float">
            <text:p/>
          </table:table-cell>
          <table:table-cell table:style-name="ce4" table:formula="of:=[.E29]*([.B29]/[.A29]+[.D29]/[.C29])" office:value-type="float" office:value="0.00548680384087792" calcext:value-type="float">
            <text:p/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1.73" calcext:value-type="float">
            <text:p>1.7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1.73" calcext:value-type="float">
            <text:p>1.73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.5" calcext:value-type="float">
            <text:p>11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30]*[.$C$1]/[.C30]" office:value-type="float" office:value="0.896834080717489" calcext:value-type="float">
            <text:p/>
          </table:table-cell>
          <table:table-cell table:style-name="ce4" table:formula="of:=[.E30]*([.B30]/[.A30]+[.D30]/[.C30])" office:value-type="float" office:value="0.00528850590198878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74.89838" calcext:value-type="float">
            <text:p>74.89838</text:p>
          </table:table-cell>
          <table:table-cell table:style-name="ce19" office:value-type="float" office:value="0.07093" calcext:value-type="float">
            <text:p>0.07093</text:p>
          </table:table-cell>
          <table:table-cell table:style-name="ce19" table:formula="of:=[.I30]+273.15" office:value-type="float" office:value="348.04838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28]" office:value-type="float" office:value="78.3404" calcext:value-type="float">
            <text:p/>
          </table:table-cell>
          <table:table-cell table:style-name="ce8" table:formula="of:=[.P28]" office:value-type="float" office:value="0.7036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75.03025" calcext:value-type="float">
            <text:p>75.03025</text:p>
          </table:table-cell>
          <table:table-cell table:style-name="ce19" office:value-type="float" office:value="0.07015" calcext:value-type="float">
            <text:p>0.07015</text:p>
          </table:table-cell>
          <table:table-cell table:style-name="ce19" table:formula="of:=[.S30]+273.15" office:value-type="float" office:value="348.18025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Y28]" office:value-type="float" office:value="0" calcext:value-type="float">
            <text:p/>
          </table:table-cell>
          <table:table-cell table:style-name="ce8" table:formula="of:=[.Z28]" office:value-type="float" office:value="0" calcext:value-type="float">
            <text:p/>
          </table:table-cell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09.9" calcext:value-type="float">
            <text:p>109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31]*[.$C$1]/[.C31]" office:value-type="float" office:value="0.909890809827116" calcext:value-type="float">
            <text:p/>
          </table:table-cell>
          <table:table-cell table:style-name="ce4" table:formula="of:=[.E31]*([.B31]/[.A31]+[.D31]/[.C31])" office:value-type="float" office:value="0.00537738017272713" calcext:value-type="float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67.95081" calcext:value-type="float">
            <text:p>67.95081</text:p>
          </table:table-cell>
          <table:table-cell table:style-name="ce19" office:value-type="float" office:value="0.09196" calcext:value-type="float">
            <text:p>0.09196</text:p>
          </table:table-cell>
          <table:table-cell table:style-name="ce19" table:formula="of:=[.I31]+273.15" office:value-type="float" office:value="341.10081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27]*0.12+[.O28]" office:value-type="float" office:value="40.63328" calcext:value-type="float">
            <text:p/>
          </table:table-cell>
          <table:table-cell table:formula="of:=0.12*[.P27]+[.P28]" office:value-type="float" office:value="1.9156" calcext:value-type="float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68.06804" calcext:value-type="float">
            <text:p>68.06804</text:p>
          </table:table-cell>
          <table:table-cell table:style-name="ce19" office:value-type="float" office:value="0.09169" calcext:value-type="float">
            <text:p>0.09169</text:p>
          </table:table-cell>
          <table:table-cell table:style-name="ce19" table:formula="of:=[.S31]+273.15" office:value-type="float" office:value="341.21804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Y27]*0.12+[.Y28]" office:value-type="float" office:value="0" calcext:value-type="float">
            <text:p/>
          </table:table-cell>
          <table:table-cell table:formula="of:=0.12*[.Z27]+[.Z28]" office:value-type="float" office:value="0" calcext:value-type="float">
            <text:p/>
          </table:table-cell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 office:value-type="float" office:value="106.4" calcext:value-type="float">
            <text:p>106.4</text:p>
          </table:table-cell>
          <table:table-cell table:style-name="ce12" office:value-type="float" office:value="0.1" calcext:value-type="float">
            <text:p>0.1</text:p>
          </table:table-cell>
          <table:table-cell table:style-name="ce4" table:formula="of:=[.A32]*[.$C$1]/[.C32]" office:value-type="float" office:value="0.939821428571429" calcext:value-type="float">
            <text:p/>
          </table:table-cell>
          <table:table-cell table:style-name="ce4" table:formula="of:=[.E32]*([.B32]/[.A32]+[.D32]/[.C32])" office:value-type="float" office:value="0.00558239795918367" calcext:value-type="float">
            <text:p/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59.70338" calcext:value-type="float">
            <text:p>59.70338</text:p>
          </table:table-cell>
          <table:table-cell table:style-name="ce19" office:value-type="float" office:value="0.09797" calcext:value-type="float">
            <text:p>0.09797</text:p>
          </table:table-cell>
          <table:table-cell table:style-name="ce19" table:formula="of:=[.I32]+273.15" office:value-type="float" office:value="332.85338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5"/>
          <table:table-cell table:style-name="ce19" office:value-type="string" calcext:value-type="string">
            <text:p>T3</text:p>
          </table:table-cell>
          <table:table-cell table:style-name="ce19" office:value-type="float" office:value="69.81588" calcext:value-type="float">
            <text:p>69.81588</text:p>
          </table:table-cell>
          <table:table-cell table:style-name="ce19" office:value-type="float" office:value="0.09725" calcext:value-type="float">
            <text:p>0.09725</text:p>
          </table:table-cell>
          <table:table-cell table:style-name="ce19" table:formula="of:=[.S32]+273.15" office:value-type="float" office:value="342.96588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1002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33]*[.$C$1]/[.C33]" office:value-type="string" office:string-value="" calcext:value-type="error">
            <text:p/>
          </table:table-cell>
          <table:table-cell table:style-name="ce4" table:formula="of:=[.E33]*([.B33]/[.A33]+[.D33]/[.C33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50.57204" calcext:value-type="float">
            <text:p>50.57204</text:p>
          </table:table-cell>
          <table:table-cell table:style-name="ce19" office:value-type="float" office:value="0.05747" calcext:value-type="float">
            <text:p>0.05747</text:p>
          </table:table-cell>
          <table:table-cell table:style-name="ce19" table:formula="of:=[.I33]+273.15" office:value-type="float" office:value="323.72204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5"/>
          <table:table-cell table:style-name="ce19" office:value-type="string" calcext:value-type="string">
            <text:p>T4</text:p>
          </table:table-cell>
          <table:table-cell table:style-name="ce19" office:value-type="float" office:value="50.65578" calcext:value-type="float">
            <text:p>50.65578</text:p>
          </table:table-cell>
          <table:table-cell table:style-name="ce19" office:value-type="float" office:value="0.06175" calcext:value-type="float">
            <text:p>0.06175</text:p>
          </table:table-cell>
          <table:table-cell table:style-name="ce19" table:formula="of:=[.S33]+273.15" office:value-type="float" office:value="323.80578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1002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28:.E32])" office:value-type="float" office:value="0.920529823685394" calcext:value-type="float">
            <text:p/>
          </table:table-cell>
          <table:table-cell table:style-name="ce4" table:formula="of:=MAX(ABS([.E28]-[.E34]);ABS([.E29]-[.E34]);ABS([.E30]-[.E34]);ABS([.E31]-[.E34]);ABS([.E32]-[.E34]))" office:value-type="float" office:value="0.0236957429679056" calcext:value-type="float">
            <text:p/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44.30955" calcext:value-type="float">
            <text:p>44.30955</text:p>
          </table:table-cell>
          <table:table-cell table:style-name="ce19" office:value-type="float" office:value="0.13052" calcext:value-type="float">
            <text:p>0.13052</text:p>
          </table:table-cell>
          <table:table-cell table:style-name="ce19" table:formula="of:=[.I34]+273.15" office:value-type="float" office:value="317.45955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5"/>
          <table:table-cell table:style-name="ce19" office:value-type="string" calcext:value-type="string">
            <text:p>T5</text:p>
          </table:table-cell>
          <table:table-cell table:style-name="ce19" office:value-type="float" office:value="44.43846" calcext:value-type="float">
            <text:p>44.43846</text:p>
          </table:table-cell>
          <table:table-cell table:style-name="ce19" office:value-type="float" office:value="0.1301" calcext:value-type="float">
            <text:p>0.1301</text:p>
          </table:table-cell>
          <table:table-cell table:style-name="ce19" table:formula="of:=[.S34]+273.15" office:value-type="float" office:value="317.58846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100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74272" calcext:value-type="float">
            <text:p>21.74272</text:p>
          </table:table-cell>
          <table:table-cell table:style-name="ce19" office:value-type="float" office:value="0.0871" calcext:value-type="float">
            <text:p>0.0871</text:p>
          </table:table-cell>
          <table:table-cell table:style-name="ce19" table:formula="of:=[.I35]+273.15" office:value-type="float" office:value="294.89272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71902" calcext:value-type="float">
            <text:p>21.71902</text:p>
          </table:table-cell>
          <table:table-cell table:style-name="ce19" office:value-type="float" office:value="0.08902" calcext:value-type="float">
            <text:p>0.08902</text:p>
          </table:table-cell>
          <table:table-cell table:style-name="ce19" table:formula="of:=[.S35]+273.15" office:value-type="float" office:value="294.86902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100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7.65566" calcext:value-type="float">
            <text:p>27.65566</text:p>
          </table:table-cell>
          <table:table-cell table:style-name="ce19" office:value-type="float" office:value="0.65275" calcext:value-type="float">
            <text:p>0.65275</text:p>
          </table:table-cell>
          <table:table-cell table:style-name="ce19" table:formula="of:=[.I36]+273.15" office:value-type="float" office:value="300.80566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formula="of:=[.I36]-[.I35]" office:value-type="float" office:value="5.91294" calcext:value-type="float">
            <text:p/>
          </table:table-cell>
          <table:table-cell table:formula="of:=[.J36]+[.J35]" office:value-type="float" office:value="0.73985" calcext:value-type="float">
            <text:p/>
          </table:table-cell>
          <table:table-cell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7.79664" calcext:value-type="float">
            <text:p>27.79664</text:p>
          </table:table-cell>
          <table:table-cell table:style-name="ce19" office:value-type="float" office:value="0.66449" calcext:value-type="float">
            <text:p>0.66449</text:p>
          </table:table-cell>
          <table:table-cell table:style-name="ce19" table:formula="of:=[.S36]+273.15" office:value-type="float" office:value="300.94664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formula="of:=[.S36]-[.S35]" office:value-type="float" office:value="6.07762" calcext:value-type="float">
            <text:p/>
          </table:table-cell>
          <table:table-cell table:formula="of:=[.T36]+[.T35]" office:value-type="float" office:value="0.75351" calcext:value-type="float">
            <text:p/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28]*[.I29]" office:value-type="float" office:value="34.5827" calcext:value-type="float">
            <text:p/>
          </table:table-cell>
          <table:table-cell table:style-name="ce10" table:formula="of:=[.I29]*[.J28]+[.I28]*[.J29]" office:value-type="float" office:value="0.2172" calcext:value-type="float">
            <text:p/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31.8419" calcext:value-type="float">
            <text:p>31.8419</text:p>
          </table:table-cell>
          <table:table-cell table:style-name="ce19" office:value-type="float" office:value="0.12609" calcext:value-type="float">
            <text:p>0.12609</text:p>
          </table:table-cell>
          <table:table-cell table:style-name="ce19" table:formula="of:=[.I37]+273.15" office:value-type="float" office:value="304.9919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F</text:p>
          </table:table-cell>
          <table:table-cell table:style-name="ce19" office:value-type="float" office:value="32.02688" calcext:value-type="float">
            <text:p>32.02688</text:p>
          </table:table-cell>
          <table:table-cell table:style-name="ce19" office:value-type="float" office:value="0.11039" calcext:value-type="float">
            <text:p>0.11039</text:p>
          </table:table-cell>
          <table:table-cell table:style-name="ce19" table:formula="of:=[.S37]+273.15" office:value-type="float" office:value="305.17688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$F$1]*[.E34]*[.M36]" office:value-type="float" office:value="22.7845554591625" calcext:value-type="float">
            <text:p/>
          </table:table-cell>
          <table:table-cell table:style-name="ce10" table:formula="of:=[.$F$1]*[.M36]*[.F34]+[.$F$1]*[.E34]*[.N36]" office:value-type="float" office:value="3.43739876825811" calcext:value-type="float">
            <text:p/>
          </table:table-cell>
          <table:table-cell table:style-name="ce10" table:formula="of:=AVERAGE([.C37:.C38])" office:value-type="float" office:value="28.6836277295812" calcext:value-type="float">
            <text:p/>
          </table:table-cell>
          <table:table-cell table:style-name="ce10" table:formula="of:=([.D37]+[.D38])/2" office:value-type="float" office:value="1.82729938412905" calcext:value-type="float">
            <text:p/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92.2766" calcext:value-type="float">
            <text:p>92.2766</text:p>
          </table:table-cell>
          <table:table-cell table:style-name="ce19" office:value-type="float" office:value="0.89239" calcext:value-type="float">
            <text:p>0.89239</text:p>
          </table:table-cell>
          <table:table-cell table:style-name="ce19" table:formula="of:=[.I38]+273.15" office:value-type="float" office:value="365.4266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5"/>
          <table:table-cell table:style-name="ce19" office:value-type="string" calcext:value-type="string">
            <text:p>TQ</text:p>
          </table:table-cell>
          <table:table-cell table:style-name="ce19" office:value-type="float" office:value="92.63468" calcext:value-type="float">
            <text:p>92.63468</text:p>
          </table:table-cell>
          <table:table-cell table:style-name="ce19" office:value-type="float" office:value="0.89573" calcext:value-type="float">
            <text:p>0.89573</text:p>
          </table:table-cell>
          <table:table-cell table:style-name="ce19" table:formula="of:=[.S38]+273.15" office:value-type="float" office:value="365.78468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37]-[.C38]" office:value-type="float" office:value="11.7981445408375" calcext:value-type="float">
            <text:p/>
          </table:table-cell>
          <table:table-cell table:style-name="ce10" table:formula="of:=[.D37]+[.D38]" office:value-type="float" office:value="3.65459876825811" calcext:value-type="float">
            <text:p/>
          </table:table-cell>
          <table:table-cell table:number-columns-repeated="3"/>
          <table:table-cell table:style-name="ce13" table:number-columns-repeated="9"/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6" table:number-rows-spanned="1">
            <text:p>Valor Estimado de P_barra</text:p>
          </table:table-cell>
          <table:covered-table-cell table:number-columns-repeated="5"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31]-[.I37])/[.C38]" office:value-type="float" office:value="0.385848212652518" calcext:value-type="float">
            <text:p/>
          </table:table-cell>
          <table:table-cell table:style-name="ce10" table:formula="of:=[.C41]*(([.J37]+[.P31])/([.O31]-[.I37])+[.D38]/[.C38])" office:value-type="float" office:value="0.147819613024399" calcext:value-type="float">
            <text:p/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TEOREMA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I38]-[.O30])/[.C37]" office:value-type="float" office:value="0.402981837739679" calcext:value-type="float">
            <text:p/>
          </table:table-cell>
          <table:table-cell table:style-name="ce10" table:formula="of:=[.C42]*(([.J38]+[.P30])/([.I38]-[.O30])+[.D37]/[.C37])" office:value-type="float" office:value="0.0486809200888612" calcext:value-type="float">
            <text:p/>
          </table:table-cell>
          <table:table-cell/>
          <table:table-cell table:style-name="ce16" office:value-type="string" calcext:value-type="string">
            <text:p>k</text:p>
          </table:table-cell>
          <table:table-cell table:style-name="ce16" table:formula="of:=[.C37]/([.I1]*ABS([.O27]))" office:value-type="float" office:value="275.14193605876" calcext:value-type="float">
            <text:p/>
          </table:table-cell>
          <table:table-cell table:style-name="ce16" table:formula="of:=[.G42]*([.D37]/[.C37]+[.P27]/ABS([.O27]))" office:value-type="float" office:value="10.5717972229971" calcext:value-type="float">
            <text:p/>
          </table:table-cell>
          <table:table-cell table:style-name="ce16" table:formula="of:=[.C38]/([.I1]*ABS([.O27]))" office:value-type="float" office:value="181.275224354147" calcext:value-type="float">
            <text:p/>
          </table:table-cell>
          <table:table-cell table:style-name="ce16" table:formula="of:=[.I42]*([.D38]/[.C38]+[.P27]/ABS([.O27]))" office:value-type="float" office:value="33.1747744827677" calcext:value-type="float">
            <text:p/>
          </table:table-cell>
          <table:table-cell table:style-name="ce23" table:formula="of:=[.E38]/([.$I$1]*ABS([.O27]))" office:value-type="float" office:value="228.208580206454" calcext:value-type="float">
            <text:p/>
          </table:table-cell>
          <table:table-cell table:style-name="ce16" table:formula="of:=[.K42]*([.F38]/[.E38]+[.P27]/ABS([.O27]))" office:value-type="float" office:value="21.8732858528824" calcext:value-type="float">
            <text:p/>
          </table:table-cell>
          <table:table-cell table:style-name="ce16" table:formula="of:=[.S24]/([.$I$1]*ABS([.O27]))" office:value-type="float" office:value="234.476406524573" calcext:value-type="float">
            <text:p/>
          </table:table-cell>
          <table:table-cell table:style-name="ce16" office:value-type="float" office:value="92.996" calcext:value-type="float">
            <text:p>92.996</text:p>
          </table:table-cell>
          <table:table-cell table:number-columns-repeated="3"/>
          <table:table-cell table:style-name="ce13" table:number-columns-repeated="9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9" table:formula="of:=([.I30]-[.I34])/[.E38]" office:value-type="float" office:value="1.06642124519187" calcext:value-type="float">
            <text:p/>
          </table:table-cell>
          <table:table-cell table:style-name="ce10" table:formula="of:=[.C43]*([.F38]/[.E38]+([.J30]+[.J34])/([.I30]-[.I34]))" office:value-type="float" office:value="0.0749598657754101" calcext:value-type="float">
            <text:p/>
          </table:table-cell>
          <table:table-cell table:number-columns-repeated="6"/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table:number-columns-repeated="3"/>
          <table:table-cell table:style-name="ce13" table:number-columns-repeated="9"/>
          <table:table-cell table:number-columns-repeated="998"/>
        </table:table-row>
        <table:table-row table:style-name="ro1">
          <table:table-cell/>
          <table:table-cell table:style-name="ce10"/>
          <table:table-cell table:style-name="ce9"/>
          <table:table-cell table:style-name="ce10"/>
          <table:table-cell table:number-columns-repeated="3"/>
          <table:table-cell office:value-type="string" calcext:value-type="string">
            <text:p>Fluxo Média(W)</text:p>
          </table:table-cell>
          <table:table-cell office:value-type="string" calcext:value-type="string">
            <text:p>Erro</text:p>
          </table:table-cell>
          <table:table-cell/>
          <table:table-cell table:formula="of:=([.L1]-[.K42])/[.L1]*100" office:value-type="float" office:value="3.70945982850061" calcext:value-type="float">
            <text:p/>
          </table:table-cell>
          <table:table-cell table:formula="of:=[.L42]/[.K42]*100" office:value-type="float" office:value="9.58477802766849" calcext:value-type="float">
            <text:p/>
          </table:table-cell>
          <table:table-cell table:formula="of:=([.L1]-[.M42])/[.L1]*100" office:value-type="float" office:value="1.06480737359776" calcext:value-type="float">
            <text:p/>
          </table:table-cell>
          <table:table-cell table:formula="of:=[.N42]/[.M42]*100" office:value-type="float" office:value="39.6611332365561" calcext:value-type="float">
            <text:p/>
          </table:table-cell>
          <table:table-cell table:number-columns-repeated="3"/>
          <table:table-cell table:style-name="ce13" table:number-columns-repeated="9"/>
          <table:table-cell table:number-columns-repeated="998"/>
        </table:table-row>
        <table:table-row table:style-name="ro1">
          <table:table-cell/>
          <table:table-cell table:style-name="ce13" table:number-columns-repeated="3"/>
          <table:table-cell table:number-columns-repeated="3"/>
          <table:table-cell table:formula="of:=[.K42]*[.I1]*-[.O27]" office:value-type="float" office:value="28.6836277295812" calcext:value-type="float">
            <text:p/>
          </table:table-cell>
          <table:table-cell table:formula="of:=[.H45]*([.L42]/[.K42]+[.P27]/[.P18])" office:value-type="float" office:value="3.6712247121972" calcext:value-type="float">
            <text:p/>
          </table:table-cell>
          <table:table-cell table:number-columns-repeated="2"/>
          <table:table-cell office:value-type="string" calcext:value-type="string">
            <text:p>FluxoTeo</text:p>
          </table:table-cell>
          <table:table-cell office:value-type="string" calcext:value-type="string">
            <text:p>ErroFluxoTeo</text:p>
          </table:table-cell>
          <table:table-cell table:number-columns-repeated="4"/>
          <table:table-cell table:style-name="ce13" table:number-columns-repeated="9"/>
          <table:table-cell table:number-columns-repeated="998"/>
        </table:table-row>
        <table:table-row table:style-name="ro1">
          <table:table-cell/>
          <table:table-cell table:style-name="ce13" table:number-columns-repeated="3"/>
          <table:table-cell table:number-columns-repeated="7"/>
          <table:table-cell table:formula="of:=[.I1]*-[.O27]*[.M42]" office:value-type="float" office:value="29.4714333266362" calcext:value-type="float">
            <text:p/>
          </table:table-cell>
          <table:table-cell table:formula="of:=[.L46]*([.N42]/[.M42]+[.P27]/-[.O27])" office:value-type="float" office:value="12.6359891207593" calcext:value-type="float">
            <text:p/>
          </table:table-cell>
          <table:table-cell table:number-columns-repeated="4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16" table:number-rows-spanned="1">
            <text:p>V=5V</text:p>
          </table:table-cell>
          <table:covered-table-cell table:number-columns-repeated="15"/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25.7617" calcext:value-type="float">
            <text:p>-25.7617</text:p>
          </table:table-cell>
          <table:table-cell table:style-name="ce27" office:value-type="float" office:value="1.054" calcext:value-type="float">
            <text:p>1.054</text:p>
          </table:table-cell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2.6" calcext:value-type="float">
            <text:p>112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50]*[.$C$1]/[.C50]" office:value-type="float" office:value="0.888072824156306" calcext:value-type="float">
            <text:p/>
          </table:table-cell>
          <table:table-cell table:style-name="ce4" table:formula="of:=[.E50]*([.B50]/[.A50]+[.D50]/[.C50])" office:value-type="float" office:value="0.00522906112269654" calcext:value-type="float">
            <text:p/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5.02" calcext:value-type="float">
            <text:p>5.02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25.655" calcext:value-type="float">
            <text:p>25.655</text:p>
          </table:table-cell>
          <table:table-cell table:style-name="ce27" office:value-type="float" office:value="0.07342" calcext:value-type="float">
            <text:p>0.07342</text:p>
          </table:table-cell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formula="of:=111.6" office:value-type="float" office:value="111.6" calcext:value-type="float">
            <text:p/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51]*[.$C$1]/[.C51]" office:value-type="float" office:value="0.896030465949821" calcext:value-type="float">
            <text:p/>
          </table:table-cell>
          <table:table-cell table:style-name="ce4" table:formula="of:=[.E51]*([.B51]/[.A51]+[.D51]/[.C51])" office:value-type="float" office:value="0.00528304701249984" calcext:value-type="float">
            <text:p/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0.44" calcext:value-type="float">
            <text:p>0.44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.1" calcext:value-type="float">
            <text:p>111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52]*[.$C$1]/[.C52]" office:value-type="float" office:value="0.90006300630063" calcext:value-type="float">
            <text:p/>
          </table:table-cell>
          <table:table-cell table:style-name="ce4" table:formula="of:=[.E52]*([.B52]/[.A52]+[.D52]/[.C52])" office:value-type="float" office:value="0.00531045275094566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25.37484" calcext:value-type="float">
            <text:p>25.37484</text:p>
          </table:table-cell>
          <table:table-cell table:style-name="ce19" office:value-type="float" office:value="0.1435" calcext:value-type="float">
            <text:p>0.1435</text:p>
          </table:table-cell>
          <table:table-cell table:style-name="ce19" table:formula="of:=[.I52]+273.15" office:value-type="float" office:value="298.52484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50]" office:value-type="float" office:value="25.655" calcext:value-type="float">
            <text:p/>
          </table:table-cell>
          <table:table-cell table:style-name="ce8" table:formula="of:=[.P50]" office:value-type="float" office:value="0.07342" calcext:value-type="float">
            <text:p/>
          </table:table-cell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table:formula="of:=[.A53]*[.$C$1]/[.C53]" office:value-type="string" office:string-value="" calcext:value-type="error">
            <text:p/>
          </table:table-cell>
          <table:table-cell table:style-name="ce4" table:formula="of:=[.E53]*([.B53]/[.A53]+[.D53]/[.C53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24.79502" calcext:value-type="float">
            <text:p>24.79502</text:p>
          </table:table-cell>
          <table:table-cell table:style-name="ce19" office:value-type="float" office:value="0.04703" calcext:value-type="float">
            <text:p>0.04703</text:p>
          </table:table-cell>
          <table:table-cell table:style-name="ce19" table:formula="of:=[.I53]+273.15" office:value-type="float" office:value="297.94502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49]*0.12+[.O50]" office:value-type="float" office:value="22.563596" calcext:value-type="float">
            <text:p/>
          </table:table-cell>
          <table:table-cell table:formula="of:=0.12*[.P49]+[.P50]" office:value-type="float" office:value="0.1999" calcext:value-type="float">
            <text:p/>
          </table:table-cell>
          <table:table-cell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54]*[.$C$1]/[.C54]" office:value-type="string" office:string-value="" calcext:value-type="error">
            <text:p/>
          </table:table-cell>
          <table:table-cell table:style-name="ce4" table:formula="of:=[.E54]*([.B54]/[.A54]+[.D54]/[.C54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24.15044" calcext:value-type="float">
            <text:p>24.15044</text:p>
          </table:table-cell>
          <table:table-cell table:style-name="ce19" office:value-type="float" office:value="0.04303" calcext:value-type="float">
            <text:p>0.04303</text:p>
          </table:table-cell>
          <table:table-cell table:style-name="ce19" table:formula="of:=[.I54]+273.15" office:value-type="float" office:value="297.30044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5"/>
          <table:table-cell table:style-name="ce13" table:number-columns-repeated="9"/>
          <table:table-cell table:number-columns-repeated="99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55]*[.$C$1]/[.C55]" office:value-type="string" office:string-value="" calcext:value-type="error">
            <text:p/>
          </table:table-cell>
          <table:table-cell table:style-name="ce4" table:formula="of:=[.E55]*([.B55]/[.A55]+[.D55]/[.C55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23.3483" calcext:value-type="float">
            <text:p>23.3483</text:p>
          </table:table-cell>
          <table:table-cell table:style-name="ce19" office:value-type="float" office:value="0.03972" calcext:value-type="float">
            <text:p>0.03972</text:p>
          </table:table-cell>
          <table:table-cell table:style-name="ce19" table:formula="of:=[.I55]+273.15" office:value-type="float" office:value="296.4983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1012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50:.E52])" office:value-type="float" office:value="0.894722098802252" calcext:value-type="float">
            <text:p/>
          </table:table-cell>
          <table:table-cell table:style-name="ce4" table:formula="of:=MAX(ABS([.E50]-[.E56]);ABS([.E51]-[.E56]);ABS([.E52]-[.E56]))" office:value-type="float" office:value="0.00664927464594656" calcext:value-type="float">
            <text:p/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22.87799" calcext:value-type="float">
            <text:p>22.87799</text:p>
          </table:table-cell>
          <table:table-cell table:style-name="ce19" office:value-type="float" office:value="0.04396" calcext:value-type="float">
            <text:p>0.04396</text:p>
          </table:table-cell>
          <table:table-cell table:style-name="ce19" table:formula="of:=[.I56]+273.15" office:value-type="float" office:value="296.02799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6078" calcext:value-type="float">
            <text:p>21.6078</text:p>
          </table:table-cell>
          <table:table-cell table:style-name="ce19" office:value-type="float" office:value="0.06921" calcext:value-type="float">
            <text:p>0.06921</text:p>
          </table:table-cell>
          <table:table-cell table:style-name="ce19" table:formula="of:=[.I57]+273.15" office:value-type="float" office:value="294.7578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1010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2.04113" calcext:value-type="float">
            <text:p>22.04113</text:p>
          </table:table-cell>
          <table:table-cell table:style-name="ce19" office:value-type="float" office:value="0.12984" calcext:value-type="float">
            <text:p>0.12984</text:p>
          </table:table-cell>
          <table:table-cell table:style-name="ce19" table:formula="of:=[.I58]+273.15" office:value-type="float" office:value="295.19113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formula="of:=[.I58]-[.I57]" office:value-type="float" office:value="0.433329999999998" calcext:value-type="float">
            <text:p/>
          </table:table-cell>
          <table:table-cell table:formula="of:=[.J58]+[.J57]" office:value-type="float" office:value="0.19905" calcext:value-type="float">
            <text:p/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50]*[.I51]" office:value-type="float" office:value="2.2088" calcext:value-type="float">
            <text:p/>
          </table:table-cell>
          <table:table-cell table:style-name="ce10" table:formula="of:=[.I51]*[.J50]+[.I50]*[.J51]" office:value-type="float" office:value="0.0546" calcext:value-type="float">
            <text:p/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21.67678" calcext:value-type="float">
            <text:p>21.67678</text:p>
          </table:table-cell>
          <table:table-cell table:style-name="ce19" office:value-type="float" office:value="0.04015" calcext:value-type="float">
            <text:p>0.04015</text:p>
          </table:table-cell>
          <table:table-cell table:style-name="ce19" table:formula="of:=[.I59]+273.15" office:value-type="float" office:value="294.82678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$F$1]*[.E56]*[.M58]" office:value-type="float" office:value="1.62295375473167" calcext:value-type="float">
            <text:p/>
          </table:table-cell>
          <table:table-cell table:style-name="ce10" table:formula="of:=[.$F$1]*[.M58]*[.F56]+[.$F$1]*[.E56]*[.N58]" office:value-type="float" office:value="0.757564547890164" calcext:value-type="float">
            <text:p/>
          </table:table-cell>
          <table:table-cell table:style-name="ce10" table:formula="of:=AVERAGE([.C59:.C60])" office:value-type="float" office:value="1.91587687736584" calcext:value-type="float">
            <text:p/>
          </table:table-cell>
          <table:table-cell table:style-name="ce10" table:formula="of:=([.D59]+[.D60])/2" office:value-type="float" office:value="0.406082273945082" calcext:value-type="float">
            <text:p/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35.11126" calcext:value-type="float">
            <text:p>35.11126</text:p>
          </table:table-cell>
          <table:table-cell table:style-name="ce19" office:value-type="float" office:value="0.36805" calcext:value-type="float">
            <text:p>0.36805</text:p>
          </table:table-cell>
          <table:table-cell table:style-name="ce19" table:formula="of:=[.I60]+273.15" office:value-type="float" office:value="308.26126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59]-[.C60]" office:value-type="float" office:value="0.585846245268327" calcext:value-type="float">
            <text:p/>
          </table:table-cell>
          <table:table-cell table:style-name="ce10" table:formula="of:=[.D59]+[.D60]" office:value-type="float" office:value="0.812164547890164" calcext:value-type="float">
            <text:p/>
          </table:table-cell>
          <table:table-cell table:number-columns-repeated="3"/>
          <table:table-cell table:style-name="ce13" table:number-columns-repeated="9"/>
          <table:table-cell office:value-type="string" calcext:value-type="string">
            <text:p>GradT1</text:p>
          </table:table-cell>
          <table:table-cell table:style-name="ce30" office:value-type="float" office:value="73.8503" calcext:value-type="float">
            <text:p>73.8503</text:p>
          </table:table-cell>
          <table:table-cell/>
          <table:table-cell office:value-type="string" calcext:value-type="string">
            <text:p>c2</text:p>
          </table:table-cell>
          <table:table-cell table:number-columns-repeated="1004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6" table:number-rows-spanned="1">
            <text:p>Valor Estimado de P_barra</text:p>
          </table:table-cell>
          <table:covered-table-cell table:number-columns-repeated="5" table:style-name="ce16"/>
          <table:table-cell office:value-type="string" calcext:value-type="string">
            <text:p>MAL</text:p>
          </table:table-cell>
          <table:table-cell table:number-columns-repeated="3"/>
          <table:table-cell office:value-type="string" calcext:value-type="string">
            <text:p>GradT2</text:p>
          </table:table-cell>
          <table:table-cell table:style-name="ce30" table:formula="of:=-[.O27]" office:value-type="float" office:value="314.226" calcext:value-type="float">
            <text:p/>
          </table:table-cell>
          <table:table-cell/>
          <table:table-cell office:value-type="float" office:value="-0.0260713" calcext:value-type="float">
            <text:p>-0.0260713</text:p>
          </table:table-cell>
          <table:table-cell/>
          <table:table-cell office:value-type="string" calcext:value-type="string">
            <text:p>TF2-TQ2</text:p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53]-[.I59])/[.C60]" office:value-type="float" office:value="0.546420991611446" calcext:value-type="float">
            <text:p/>
          </table:table-cell>
          <table:table-cell table:style-name="ce10" table:formula="of:=[.C63]*(([.J59]+[.P53])/([.O53]-[.I59])+[.D60]/[.C60])" office:value-type="float" office:value="0.402968457703188" calcext:value-type="float">
            <text:p/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office:value-type="string" calcext:value-type="string">
            <text:p>Teorema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formula="of:=[.R61]/[.R62]" office:value-type="float" office:value="0.235022881620235" calcext:value-type="float">
            <text:p/>
          </table:table-cell>
          <table:table-cell/>
          <table:table-cell office:value-type="string" calcext:value-type="string">
            <text:p>ERRO ALGURES</text:p>
          </table:table-cell>
          <table:table-cell/>
          <table:table-cell table:formula="of:=[.R72]-[.R67]" office:value-type="float" office:value="-60.6078" calcext:value-type="float">
            <text:p/>
          </table:table-cell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I60]-[.O52])/[.C59]" office:value-type="float" office:value="4.28117529880478" calcext:value-type="float">
            <text:p/>
          </table:table-cell>
          <table:table-cell table:style-name="ce10" table:formula="of:=[.C64]*(([.J60]+[.P52])/([.I60]-[.O52])+[.D59]/[.C59])" office:value-type="float" office:value="0.305696383246442" calcext:value-type="float">
            <text:p/>
          </table:table-cell>
          <table:table-cell/>
          <table:table-cell table:style-name="ce16" office:value-type="string" calcext:value-type="string">
            <text:p>k</text:p>
          </table:table-cell>
          <table:table-cell table:style-name="ce16" table:formula="of:=[.C59]/([.I1]*ABS([.O49]))" office:value-type="float" office:value="214.349208320879" calcext:value-type="float">
            <text:p/>
          </table:table-cell>
          <table:table-cell table:style-name="ce16" table:formula="of:=[.G64]*([.D59]/[.C59]+[.P49]/ABS([.O49]))" office:value-type="float" office:value="14.0683287814937" calcext:value-type="float">
            <text:p/>
          </table:table-cell>
          <table:table-cell table:style-name="ce16" table:formula="of:=[.C60]/([.I1]*ABS([.O49]))" office:value-type="float" office:value="157.496764065616" calcext:value-type="float">
            <text:p/>
          </table:table-cell>
          <table:table-cell table:style-name="ce16" table:formula="of:=[.I64]*([.D60]/[.C60]+[.P49]/ABS([.O49]))" office:value-type="float" office:value="79.9602882981546" calcext:value-type="float">
            <text:p/>
          </table:table-cell>
          <table:table-cell table:style-name="ce23" table:formula="of:=[.E60]/([.$I$1]*ABS([.O49]))" office:value-type="float" office:value="185.922986193248" calcext:value-type="float">
            <text:p/>
          </table:table-cell>
          <table:table-cell table:style-name="ce16" table:formula="of:=[.K64]*([.F60]/[.E60]+[.P49]/ABS([.O49]))" office:value-type="float" office:value="47.0143085398242" calcext:value-type="float">
            <text:p/>
          </table:table-cell>
          <table:table-cell table:formula="of:=[.X80]/([.I1]*25.7617)" office:value-type="float" office:value="202.9179029895" calcext:value-type="float">
            <text:p/>
          </table:table-cell>
          <table:table-cell office:value-type="float" office:value="240.24" calcext:value-type="float">
            <text:p>240.24</text:p>
          </table:table-cell>
          <table:table-cell table:number-columns-repeated="2"/>
          <table:table-cell office:value-type="string" calcext:value-type="string">
            <text:p>PQ1</text:p>
          </table:table-cell>
          <table:table-cell table:formula="of:=[.I71]*[.I72]" office:value-type="float" office:value="8.7522" calcext:value-type="float">
            <text:p/>
          </table:table-cell>
          <table:table-cell/>
          <table:table-cell office:value-type="string" calcext:value-type="string">
            <text:p>Pb</text:p>
          </table:table-cell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9" table:formula="of:=([.I52]-[.I56])/[.E60]" office:value-type="float" office:value="1.30324136665449" calcext:value-type="float">
            <text:p/>
          </table:table-cell>
          <table:table-cell table:style-name="ce10" table:formula="of:=[.C65]*([.F60]/[.E60]+([.J52]+[.J56])/([.I52]-[.I56]))" office:value-type="float" office:value="0.374075821957688" calcext:value-type="float">
            <text:p/>
          </table:table-cell>
          <table:table-cell table:number-columns-repeated="6"/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office:value-type="string" calcext:value-type="string">
            <text:p>FluxoTeo</text:p>
          </table:table-cell>
          <table:table-cell office:value-type="string" calcext:value-type="string">
            <text:p>ErroFluxoTeo</text:p>
          </table:table-cell>
          <table:table-cell office:value-type="string" calcext:value-type="string">
            <text:p>PQ2</text:p>
          </table:table-cell>
          <table:table-cell table:style-name="ce30" table:formula="of:=[.C37]" office:value-type="float" office:value="34.5827" calcext:value-type="float">
            <text:p/>
          </table:table-cell>
          <table:table-cell/>
          <table:table-cell table:formula="of:=([.R64]+[.R69]+[.T62]*([.R71]-[.R66]))/2" office:value-type="float" office:value="7.36683096727927" calcext:value-type="float">
            <text:p/>
          </table:table-cell>
          <table:table-cell table:number-columns-repeated="1004"/>
        </table:table-row>
        <table:table-row table:style-name="ro1">
          <table:table-cell/>
          <table:table-cell table:style-name="ce10" table:number-columns-repeated="3"/>
          <table:table-cell table:number-columns-repeated="3"/>
          <table:table-cell office:value-type="string" calcext:value-type="string">
            <text:p>Fluxo Média(W)</text:p>
          </table:table-cell>
          <table:table-cell office:value-type="string" calcext:value-type="string">
            <text:p>Erro</text:p>
          </table:table-cell>
          <table:table-cell/>
          <table:table-cell table:formula="of:=([.L1]-[.K64])/[.L1]*100" office:value-type="float" office:value="21.5514826188828" calcext:value-type="float">
            <text:p/>
          </table:table-cell>
          <table:table-cell table:formula="of:=[.L64]/[.K64]*100" office:value-type="float" office:value="25.2869801106559" calcext:value-type="float">
            <text:p/>
          </table:table-cell>
          <table:table-cell table:formula="of:=([.M64]-237)/237*100" office:value-type="float" office:value="-14.3806316500002" calcext:value-type="float">
            <text:p/>
          </table:table-cell>
          <table:table-cell table:formula="of:=[.N64]/[.M64]*100" office:value-type="float" office:value="118.392707819591" calcext:value-type="float">
            <text:p/>
          </table:table-cell>
          <table:table-cell table:formula="of:=[.I1]*-[.O49]*[.M64]" office:value-type="float" office:value="2.09100405657784" calcext:value-type="float">
            <text:p/>
          </table:table-cell>
          <table:table-cell table:formula="of:=[.O66]*([.P49]/-[.O49]+[.N64]/[.M64])" office:value-type="float" office:value="2.56114651110037" calcext:value-type="float">
            <text:p/>
          </table:table-cell>
          <table:table-cell office:value-type="string" calcext:value-type="string">
            <text:p>TQ1</text:p>
          </table:table-cell>
          <table:table-cell office:value-type="float" office:value="58.22318" calcext:value-type="float">
            <text:p>58.22318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formula="of:=[.K64]*[.I1]*-[.O49]" office:value-type="float" office:value="1.91587687736584" calcext:value-type="float">
            <text:p/>
          </table:table-cell>
          <table:table-cell table:formula="of:=[.H67]*([.L64]/[.K64]+[.P49]/-[.O49])" office:value-type="float" office:value="0.562852535903228" calcext:value-type="float">
            <text:p/>
          </table:table-cell>
          <table:table-cell table:number-columns-repeated="7"/>
          <table:table-cell office:value-type="string" calcext:value-type="string">
            <text:p>TQ2</text:p>
          </table:table-cell>
          <table:table-cell table:style-name="ce30" office:value-type="float" office:value="92.63468" calcext:value-type="float">
            <text:p>92.63468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 table:number-columns-spanned="16" table:number-rows-spanned="1">
            <text:p>V=10V</text:p>
          </table:table-cell>
          <table:covered-table-cell table:number-columns-repeated="15"/>
          <table:table-cell office:value-type="string" calcext:value-type="string">
            <text:p>Ta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 table:number-columns-spanned="6" table:number-rows-spanned="1">
            <text:p>Medições do Caudal</text:p>
          </table:table-cell>
          <table:covered-table-cell table:number-columns-repeated="5" table:style-name="ce4"/>
          <table:table-cell/>
          <table:table-cell table:style-name="ce18" office:value-type="string" calcext:value-type="string" table:number-columns-spanned="5" table:number-rows-spanned="1">
            <text:p>Parametros no regime estacionário</text:p>
          </table:table-cell>
          <table:covered-table-cell table:number-columns-repeated="2" table:style-name="ce19"/>
          <table:covered-table-cell table:style-name="ce22"/>
          <table:covered-table-cell table:style-name="ce19"/>
          <table:table-cell/>
          <table:table-cell table:style-name="ce26" office:value-type="string" calcext:value-type="string" table:number-columns-spanned="3" table:number-rows-spanned="1">
            <text:p>Ajuste</text:p>
          </table:table-cell>
          <table:covered-table-cell table:style-name="ce26"/>
          <table:covered-table-cell table:style-name="ce27"/>
          <table:table-cell office:value-type="string" calcext:value-type="string">
            <text:p>PF1</text:p>
          </table:table-cell>
          <table:table-cell table:formula="of:=[.$F$1]*[.E77]*[.M79]" office:value-type="float" office:value="5.05717073558653" calcext:value-type="float">
            <text:p/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V(L)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t</text:p>
          </table:table-cell>
          <table:table-cell table:style-name="ce14" office:value-type="string" calcext:value-type="string">
            <text:p>Φ</text:p>
          </table:table-cell>
          <table:table-cell table:style-name="ce14" office:value-type="string" calcext:value-type="string">
            <text:p>eΦ</text:p>
          </table:table-cell>
          <table:table-cell/>
          <table:table-cell table:style-name="ce19"/>
          <table:table-cell table:style-name="ce19" office:value-type="string" calcext:value-type="string">
            <text:p>Valor</text:p>
          </table:table-cell>
          <table:table-cell table:style-name="ce19" office:value-type="string" calcext:value-type="string">
            <text:p>Erro</text:p>
          </table:table-cell>
          <table:table-cell table:style-name="ce22"/>
          <table:table-cell table:style-name="ce19"/>
          <table:table-cell/>
          <table:table-cell table:style-name="ce27" office:value-type="string" calcext:value-type="string">
            <text:p>a</text:p>
          </table:table-cell>
          <table:table-cell table:style-name="ce28" office:value-type="float" office:value="-73.8503" calcext:value-type="float">
            <text:p>-73.8503</text:p>
          </table:table-cell>
          <table:table-cell table:style-name="ce27" office:value-type="float" office:value="2.212" calcext:value-type="float">
            <text:p>2.212</text:p>
          </table:table-cell>
          <table:table-cell office:value-type="string" calcext:value-type="string">
            <text:p>PF2</text:p>
          </table:table-cell>
          <table:table-cell table:style-name="ce30" table:formula="of:=[.C38]" office:value-type="float" office:value="22.7845554591625" calcext:value-type="float">
            <text:p/>
          </table:table-cell>
          <table:table-cell table:number-columns-repeated="1006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1.9" calcext:value-type="float">
            <text:p>111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71]*[.$C$1]/[.C71]" office:value-type="float" office:value="0.893628239499553" calcext:value-type="float">
            <text:p/>
          </table:table-cell>
          <table:table-cell table:style-name="ce4" table:formula="of:=[.E71]*([.B71]/[.A71]+[.D71]/[.C71])" office:value-type="float" office:value="0.00526673658579049" calcext:value-type="float">
            <text:p/>
          </table:table-cell>
          <table:table-cell/>
          <table:table-cell table:style-name="ce19" office:value-type="string" calcext:value-type="string">
            <text:p>U (V)</text:p>
          </table:table-cell>
          <table:table-cell table:style-name="ce19" office:value-type="float" office:value="10.06" calcext:value-type="float">
            <text:p>10.06</text:p>
          </table:table-cell>
          <table:table-cell table:style-name="ce21" office:value-type="float" office:value="0.01" calcext:value-type="float">
            <text:p>0.01</text:p>
          </table:table-cell>
          <table:table-cell table:style-name="ce21" office:value-type="string" calcext:value-type="string" table:number-columns-spanned="1" table:number-rows-spanned="2">
            <text:p>Valor em K</text:p>
          </table:table-cell>
          <table:table-cell table:style-name="ce21" office:value-type="string" calcext:value-type="string">
            <text:p>Valor de x</text:p>
          </table:table-cell>
          <table:table-cell/>
          <table:table-cell table:style-name="ce27" office:value-type="string" calcext:value-type="string">
            <text:p>b</text:p>
          </table:table-cell>
          <table:table-cell table:style-name="ce28" office:value-type="float" office:value="306.892" calcext:value-type="float">
            <text:p>306.892</text:p>
          </table:table-cell>
          <table:table-cell table:style-name="ce27" office:value-type="float" office:value="0.1541" calcext:value-type="float">
            <text:p>0.1541</text:p>
          </table:table-cell>
          <table:table-cell office:value-type="string" calcext:value-type="string">
            <text:p>TF1</text:p>
          </table:table-cell>
          <table:table-cell office:value-type="float" office:value="22.77074" calcext:value-type="float">
            <text:p>22.77074</text:p>
          </table:table-cell>
          <table:table-cell table:number-columns-repeated="1006"/>
        </table:table-row>
        <table:table-row table:style-name="ro1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005" calcext:value-type="float">
            <text:p>0.0005</text:p>
          </table:table-cell>
          <table:table-cell table:style-name="ce6" office:value-type="float" office:value="118.4" calcext:value-type="float">
            <text:p>118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formula="of:=[.A72]*[.$C$1]/[.C72]" office:value-type="float" office:value="0.844569256756757" calcext:value-type="float">
            <text:p/>
          </table:table-cell>
          <table:table-cell table:style-name="ce6" table:formula="of:=[.E72]*([.B72]/[.A72]+[.D72]/[.C72])" office:value-type="float" office:value="0.00493616491280132" calcext:value-type="float">
            <text:p/>
          </table:table-cell>
          <table:table-cell/>
          <table:table-cell table:style-name="ce19" office:value-type="string" calcext:value-type="string">
            <text:p>I (A)</text:p>
          </table:table-cell>
          <table:table-cell table:style-name="ce19" office:value-type="float" office:value="0.87" calcext:value-type="float">
            <text:p>0.87</text:p>
          </table:table-cell>
          <table:table-cell table:style-name="ce22" office:value-type="float" office:value="0.01" calcext:value-type="float">
            <text:p>0.01</text:p>
          </table:table-cell>
          <table:covered-table-cell table:style-name="ce22"/>
          <table:table-cell table:style-name="ce22" office:value-type="string" calcext:value-type="string">
            <text:p>em metros</text:p>
          </table:table-cell>
          <table:table-cell/>
          <table:table-cell table:style-name="ce8" table:number-columns-repeated="3"/>
          <table:table-cell office:value-type="string" calcext:value-type="string">
            <text:p>TF2</text:p>
          </table:table-cell>
          <table:table-cell table:style-name="ce30" office:value-type="float" office:value="32.02688" calcext:value-type="float">
            <text:p>32.02688</text:p>
          </table:table-cell>
          <table:table-cell table:number-columns-repeated="1006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16.4" calcext:value-type="float">
            <text:p>116.4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formula="of:=[.A73]*[.$C$1]/[.C73]" office:value-type="float" office:value="0.859080756013746" calcext:value-type="float">
            <text:p/>
          </table:table-cell>
          <table:table-cell table:style-name="ce4" table:formula="of:=[.E73]*([.B73]/[.A73]+[.D73]/[.C73])" office:value-type="float" office:value="0.00503344566667848" calcext:value-type="float">
            <text:p/>
          </table:table-cell>
          <table:table-cell/>
          <table:table-cell table:style-name="ce19" office:value-type="string" calcext:value-type="string">
            <text:p>T1</text:p>
          </table:table-cell>
          <table:table-cell table:style-name="ce19" office:value-type="float" office:value="33.00246" calcext:value-type="float">
            <text:p>33.00246</text:p>
          </table:table-cell>
          <table:table-cell table:style-name="ce19" office:value-type="float" office:value="0.11958" calcext:value-type="float">
            <text:p>0.11958</text:p>
          </table:table-cell>
          <table:table-cell table:style-name="ce19" table:formula="of:=[.I73]+273.15" office:value-type="float" office:value="306.15246" calcext:value-type="float">
            <text:p/>
          </table:table-cell>
          <table:table-cell table:style-name="ce22" office:value-type="float" office:value="0.01" calcext:value-type="float">
            <text:p>0.01</text:p>
          </table:table-cell>
          <table:table-cell/>
          <table:table-cell table:style-name="ce8" office:value-type="string" calcext:value-type="string">
            <text:p>T_origem</text:p>
          </table:table-cell>
          <table:table-cell table:style-name="ce8" table:formula="of:=[.O71]" office:value-type="float" office:value="306.892" calcext:value-type="float">
            <text:p/>
          </table:table-cell>
          <table:table-cell table:style-name="ce8" table:formula="of:=[.P71]" office:value-type="float" office:value="0.1541" calcext:value-type="float">
            <text:p/>
          </table:table-cell>
          <table:table-cell table:number-columns-repeated="1008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table:formula="of:=[.A74]*[.$C$1]/[.C74]" office:value-type="string" office:string-value="" calcext:value-type="error">
            <text:p/>
          </table:table-cell>
          <table:table-cell table:style-name="ce4" table:formula="of:=[.E74]*([.B74]/[.A74]+[.D74]/[.C74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2</text:p>
          </table:table-cell>
          <table:table-cell table:style-name="ce19" office:value-type="float" office:value="31.29073" calcext:value-type="float">
            <text:p>31.29073</text:p>
          </table:table-cell>
          <table:table-cell table:style-name="ce19" office:value-type="float" office:value="0.04952" calcext:value-type="float">
            <text:p>0.04952</text:p>
          </table:table-cell>
          <table:table-cell table:style-name="ce19" table:formula="of:=[.I74]+273.15" office:value-type="float" office:value="304.44073" calcext:value-type="float">
            <text:p/>
          </table:table-cell>
          <table:table-cell table:style-name="ce22" office:value-type="float" office:value="0.035" calcext:value-type="float">
            <text:p>0.035</text:p>
          </table:table-cell>
          <table:table-cell/>
          <table:table-cell office:value-type="string" calcext:value-type="string">
            <text:p>T_final</text:p>
          </table:table-cell>
          <table:table-cell table:formula="of:=[.O70]*0.12+[.O71]" office:value-type="float" office:value="298.029964" calcext:value-type="float">
            <text:p/>
          </table:table-cell>
          <table:table-cell table:formula="of:=0.12*[.P70]+[.P71]" office:value-type="float" office:value="0.41954" calcext:value-type="float">
            <text:p/>
          </table:table-cell>
          <table:table-cell table:number-columns-repeated="3"/>
          <table:table-cell office:value-type="string" calcext:value-type="string">
            <text:p>gradT1</text:p>
          </table:table-cell>
          <table:table-cell table:style-name="ce30" table:formula="of:=-[.O49]" office:value-type="float" office:value="25.7617" calcext:value-type="float">
            <text:p/>
          </table:table-cell>
          <table:table-cell table:number-columns-repeated="1003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75]*[.$C$1]/[.C75]" office:value-type="string" office:string-value="" calcext:value-type="error">
            <text:p/>
          </table:table-cell>
          <table:table-cell table:style-name="ce4" table:formula="of:=[.E75]*([.B75]/[.A75]+[.D75]/[.C75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3</text:p>
          </table:table-cell>
          <table:table-cell table:style-name="ce19" office:value-type="float" office:value="29.2106" calcext:value-type="float">
            <text:p>29.2106</text:p>
          </table:table-cell>
          <table:table-cell table:style-name="ce19" office:value-type="float" office:value="0.04585" calcext:value-type="float">
            <text:p>0.04585</text:p>
          </table:table-cell>
          <table:table-cell table:style-name="ce19" table:formula="of:=[.I75]+273.15" office:value-type="float" office:value="302.3606" calcext:value-type="float">
            <text:p/>
          </table:table-cell>
          <table:table-cell table:style-name="ce22" office:value-type="float" office:value="0.06" calcext:value-type="float">
            <text:p>0.06</text:p>
          </table:table-cell>
          <table:table-cell table:number-columns-repeated="7"/>
          <table:table-cell office:value-type="string" calcext:value-type="string">
            <text:p>gradT2</text:p>
          </table:table-cell>
          <table:table-cell table:style-name="ce30" table:formula="of:=-[.O70]" office:value-type="float" office:value="73.8503" calcext:value-type="float">
            <text:p/>
          </table:table-cell>
          <table:table-cell/>
          <table:table-cell office:value-type="string" calcext:value-type="string">
            <text:p>c2</text:p>
          </table:table-cell>
          <table:table-cell table:style-name="ce32" office:value-type="string" calcext:value-type="string">
            <text:p>Pb</text:p>
          </table:table-cell>
          <table:table-cell table:number-columns-repeated="1000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12" office:value-type="float" office:value="0.0005" calcext:value-type="float">
            <text:p>0.0005</text:p>
          </table:table-cell>
          <table:table-cell table:style-name="ce12"/>
          <table:table-cell table:style-name="ce12" office:value-type="float" office:value="0.1" calcext:value-type="float">
            <text:p>0.1</text:p>
          </table:table-cell>
          <table:table-cell table:style-name="ce4" table:formula="of:=[.A76]*[.$C$1]/[.C76]" office:value-type="string" office:string-value="" calcext:value-type="error">
            <text:p/>
          </table:table-cell>
          <table:table-cell table:style-name="ce4" table:formula="of:=[.E76]*([.B76]/[.A76]+[.D76]/[.C76])" office:value-type="string" office:string-value="" calcext:value-type="error">
            <text:p/>
          </table:table-cell>
          <table:table-cell/>
          <table:table-cell table:style-name="ce19" office:value-type="string" calcext:value-type="string">
            <text:p>T4</text:p>
          </table:table-cell>
          <table:table-cell table:style-name="ce19" office:value-type="float" office:value="27.27115" calcext:value-type="float">
            <text:p>27.27115</text:p>
          </table:table-cell>
          <table:table-cell table:style-name="ce19" office:value-type="float" office:value="0.04202" calcext:value-type="float">
            <text:p>0.04202</text:p>
          </table:table-cell>
          <table:table-cell table:style-name="ce19" table:formula="of:=[.I76]+273.15" office:value-type="float" office:value="300.42115" calcext:value-type="float">
            <text:p/>
          </table:table-cell>
          <table:table-cell table:style-name="ce22" office:value-type="float" office:value="0.085" calcext:value-type="float">
            <text:p>0.085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formula="of:=[.U74]/[.U75]" office:value-type="float" office:value="0.348836768435606" calcext:value-type="float">
            <text:p/>
          </table:table-cell>
          <table:table-cell table:style-name="ce24"/>
          <table:table-cell table:style-name="ce30" office:value-type="float" office:value="-0.0260713" calcext:value-type="float">
            <text:p>-0.0260713</text:p>
          </table:table-cell>
          <table:table-cell table:style-name="ce32" table:formula="of:=[.U77]-[.W76]*([.U79]-[.U81])" office:value-type="float" office:value="2.498484992838" calcext:value-type="float">
            <text:p/>
          </table:table-cell>
          <table:table-cell table:number-columns-repeated="1000"/>
        </table:table-row>
        <table:table-row table:style-name="ro1">
          <table:table-cell/>
          <table:table-cell table:style-name="ce8" table:number-columns-repeated="2"/>
          <table:table-cell table:style-name="ce12" office:value-type="string" calcext:value-type="string">
            <text:p>Média:</text:p>
          </table:table-cell>
          <table:table-cell table:style-name="ce4" table:formula="of:=AVERAGE([.E71:.E73])" office:value-type="float" office:value="0.865759417423352" calcext:value-type="float">
            <text:p/>
          </table:table-cell>
          <table:table-cell table:style-name="ce4" table:formula="of:=MAX(ABS([.E71]-[.E77]);ABS([.E72]-[.E77]);ABS([.E73]-[.E77]);AVERAGE([.F71:.F73]))" office:value-type="float" office:value="0.0278688220762013" calcext:value-type="float">
            <text:p/>
          </table:table-cell>
          <table:table-cell table:style-name="ce8"/>
          <table:table-cell table:style-name="ce19" office:value-type="string" calcext:value-type="string">
            <text:p>T5</text:p>
          </table:table-cell>
          <table:table-cell table:style-name="ce19" office:value-type="float" office:value="25.78096" calcext:value-type="float">
            <text:p>25.78096</text:p>
          </table:table-cell>
          <table:table-cell table:style-name="ce19" office:value-type="float" office:value="0.04525" calcext:value-type="float">
            <text:p>0.04525</text:p>
          </table:table-cell>
          <table:table-cell table:style-name="ce19" table:formula="of:=[.I77]+273.15" office:value-type="float" office:value="298.93096" calcext:value-type="float">
            <text:p/>
          </table:table-cell>
          <table:table-cell table:style-name="ce22" office:value-type="float" office:value="0.11" calcext:value-type="float">
            <text:p>0.11</text:p>
          </table:table-cell>
          <table:table-cell table:number-columns-repeated="7"/>
          <table:table-cell table:style-name="ce13" office:value-type="string" calcext:value-type="string">
            <text:p>PQ1</text:p>
          </table:table-cell>
          <table:table-cell table:style-name="ce31" table:formula="of:=[.C59]" office:value-type="float" office:value="2.2088" calcext:value-type="float">
            <text:p/>
          </table:table-cell>
          <table:table-cell table:number-columns-repeated="2"/>
          <table:table-cell table:style-name="ce32" table:formula="of:=[.U78]-[.W76]*([.U80]-[.U81])" office:value-type="float" office:value="9.644442792734" calcext:value-type="float">
            <text:p/>
          </table:table-cell>
          <table:table-cell office:value-type="string" calcext:value-type="string">
            <text:p>PF1</text:p>
          </table:table-cell>
          <table:table-cell table:formula="of:=[.C60]" office:value-type="float" office:value="1.62295375473167" calcext:value-type="float">
            <text:p/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álculos</text:p>
          </table:table-cell>
          <table:covered-table-cell table:number-columns-repeated="2" table:style-name="ce10"/>
          <table:table-cell table:style-name="ce8" table:number-columns-repeated="3"/>
          <table:table-cell table:style-name="ce19" office:value-type="string" calcext:value-type="string">
            <text:p>Ta</text:p>
          </table:table-cell>
          <table:table-cell table:style-name="ce19" office:value-type="float" office:value="21.23132" calcext:value-type="float">
            <text:p>21.23132</text:p>
          </table:table-cell>
          <table:table-cell table:style-name="ce19" office:value-type="float" office:value="0.0695" calcext:value-type="float">
            <text:p>0.0695</text:p>
          </table:table-cell>
          <table:table-cell table:style-name="ce19" table:formula="of:=[.I78]+273.15" office:value-type="float" office:value="294.38132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style-name="ce24" office:value-type="string" calcext:value-type="string" table:number-columns-spanned="2" table:number-rows-spanned="1">
            <text:p>Tb-Ta</text:p>
          </table:table-cell>
          <table:covered-table-cell/>
          <table:table-cell table:number-columns-repeated="5"/>
          <table:table-cell table:style-name="ce13" office:value-type="string" calcext:value-type="string">
            <text:p>PQ2</text:p>
          </table:table-cell>
          <table:table-cell table:style-name="ce31" table:formula="of:=[.C80]" office:value-type="float" office:value="8.7522" calcext:value-type="float">
            <text:p/>
          </table:table-cell>
          <table:table-cell table:number-columns-repeated="3"/>
          <table:table-cell office:value-type="string" calcext:value-type="string">
            <text:p>PF2</text:p>
          </table:table-cell>
          <table:table-cell table:formula="of:=[.C81]" office:value-type="float" office:value="5.05717073558653" calcext:value-type="float">
            <text:p/>
          </table:table-cell>
          <table:table-cell table:number-columns-repeated="998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Erro</text:p>
          </table:table-cell>
          <table:table-cell table:style-name="ce8" table:number-columns-repeated="3"/>
          <table:table-cell table:style-name="ce19" office:value-type="string" calcext:value-type="string">
            <text:p>Tb</text:p>
          </table:table-cell>
          <table:table-cell table:style-name="ce19" office:value-type="float" office:value="22.62676" calcext:value-type="float">
            <text:p>22.62676</text:p>
          </table:table-cell>
          <table:table-cell table:style-name="ce19" office:value-type="float" office:value="0.36042" calcext:value-type="float">
            <text:p>0.36042</text:p>
          </table:table-cell>
          <table:table-cell table:style-name="ce19" table:formula="of:=[.I79]+273.15" office:value-type="float" office:value="295.77676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formula="of:=22.62676-21.23132" office:value-type="float" office:value="1.39544" calcext:value-type="float">
            <text:p/>
          </table:table-cell>
          <table:table-cell table:formula="of:=0.0695+0.36042" office:value-type="float" office:value="0.42992" calcext:value-type="float">
            <text:p/>
          </table:table-cell>
          <table:table-cell table:number-columns-repeated="5"/>
          <table:table-cell office:value-type="string" calcext:value-type="string">
            <text:p>TQ1</text:p>
          </table:table-cell>
          <table:table-cell table:formula="of:=[.I60]" office:value-type="float" office:value="35.11126" calcext:value-type="float">
            <text:p/>
          </table:table-cell>
          <table:table-cell/>
          <table:table-cell office:value-type="string" calcext:value-type="string">
            <text:p>Erro Pb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TF1</text:p>
          </table:table-cell>
          <table:table-cell table:formula="of:=[.I59]" office:value-type="float" office:value="21.67678" calcext:value-type="float">
            <text:p/>
          </table:table-cell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P_FQ</text:p>
          </table:table-cell>
          <table:table-cell table:style-name="ce10" table:formula="of:=[.I71]*[.I72]" office:value-type="float" office:value="8.7522" calcext:value-type="float">
            <text:p/>
          </table:table-cell>
          <table:table-cell table:style-name="ce10" table:formula="of:=[.I72]*[.J71]+[.I71]*[.J72]" office:value-type="float" office:value="0.1093" calcext:value-type="float">
            <text:p/>
          </table:table-cell>
          <table:table-cell table:style-name="ce15" office:value-type="string" calcext:value-type="string" table:number-columns-spanned="2" table:number-rows-spanned="1">
            <text:p>Média FQ FF</text:p>
          </table:table-cell>
          <table:covered-table-cell table:style-name="ce11"/>
          <table:table-cell/>
          <table:table-cell table:style-name="ce19" office:value-type="string" calcext:value-type="string">
            <text:p>TF</text:p>
          </table:table-cell>
          <table:table-cell table:style-name="ce19" office:value-type="float" office:value="22.77074" calcext:value-type="float">
            <text:p>22.77074</text:p>
          </table:table-cell>
          <table:table-cell table:style-name="ce19" office:value-type="float" office:value="0.0475" calcext:value-type="float">
            <text:p>0.0475</text:p>
          </table:table-cell>
          <table:table-cell table:style-name="ce19" table:formula="of:=[.I80]+273.15" office:value-type="float" office:value="295.92074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TQ2</text:p>
          </table:table-cell>
          <table:table-cell table:formula="of:=[.I81]" office:value-type="float" office:value="58.22318" calcext:value-type="float">
            <text:p/>
          </table:table-cell>
          <table:table-cell table:number-columns-repeated="2"/>
          <table:table-cell table:style-name="ce29" table:formula="of:=([.U77]+[.Z77]+[.W76]*([.Z79]-[.U79]))/2" office:value-type="float" office:value="2.09100405657784" calcext:value-type="float">
            <text:p/>
          </table:table-cell>
          <table:table-cell office:value-type="string" calcext:value-type="string">
            <text:p>TF2</text:p>
          </table:table-cell>
          <table:table-cell table:formula="of:=[.I80]" office:value-type="float" office:value="22.77074" calcext:value-type="float">
            <text:p/>
          </table:table-cell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P_FF</text:p>
          </table:table-cell>
          <table:table-cell table:style-name="ce10" table:formula="of:=[.$F$1]*[.E77]*[.M79]" office:value-type="float" office:value="5.05717073558653" calcext:value-type="float">
            <text:p/>
          </table:table-cell>
          <table:table-cell table:style-name="ce10" table:formula="of:=[.$F$1]*[.M79]*[.F77]+[.$F$1]*[.E77]*[.N79]" office:value-type="float" office:value="1.72085019102055" calcext:value-type="float">
            <text:p/>
          </table:table-cell>
          <table:table-cell table:style-name="ce10" table:formula="of:=AVERAGE([.C80:.C81])" office:value-type="float" office:value="6.90468536779327" calcext:value-type="float">
            <text:p/>
          </table:table-cell>
          <table:table-cell table:style-name="ce10" table:formula="of:=([.D80]+[.D81])/2" office:value-type="float" office:value="0.915075095510273" calcext:value-type="float">
            <text:p/>
          </table:table-cell>
          <table:table-cell/>
          <table:table-cell table:style-name="ce19" office:value-type="string" calcext:value-type="string">
            <text:p>TQ</text:p>
          </table:table-cell>
          <table:table-cell table:style-name="ce19" office:value-type="float" office:value="58.22318" calcext:value-type="float">
            <text:p>58.22318</text:p>
          </table:table-cell>
          <table:table-cell table:style-name="ce19" office:value-type="float" office:value="0.554117" calcext:value-type="float">
            <text:p>0.554117</text:p>
          </table:table-cell>
          <table:table-cell table:style-name="ce19" table:formula="of:=[.I81]+273.15" office:value-type="float" office:value="331.37318" calcext:value-type="float">
            <text:p/>
          </table:table-cell>
          <table:table-cell table:style-name="ce19"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Tar</text:p>
          </table:table-cell>
          <table:table-cell table:formula="of:=[.$O$1]" office:value-type="float" office:value="24" calcext:value-type="float">
            <text:p/>
          </table:table-cell>
          <table:table-cell table:number-columns-repeated="2"/>
          <table:table-cell table:style-name="ce29" table:formula="of:=1/2*([.U78]+[.Z78]+[.W76]*([.Z80]-[.U80]))" office:value-type="float" office:value="7.36683096727927" calcext:value-type="float">
            <text:p/>
          </table:table-cell>
          <table:table-cell table:number-columns-repeated="1000"/>
        </table:table-row>
        <table:table-row table:style-name="ro1">
          <table:table-cell/>
          <table:table-cell table:style-name="ce10" office:value-type="string" calcext:value-type="string">
            <text:p>P_diss</text:p>
          </table:table-cell>
          <table:table-cell table:style-name="ce10" table:formula="of:=[.C80]-[.C81]" office:value-type="float" office:value="3.69502926441347" calcext:value-type="float">
            <text:p/>
          </table:table-cell>
          <table:table-cell table:style-name="ce10" table:formula="of:=[.D80]+[.D81]" office:value-type="float" office:value="1.83015019102055" calcext:value-type="float">
            <text:p/>
          </table:table-cell>
          <table:table-cell table:number-columns-repeated="3"/>
          <table:table-cell table:style-name="ce13" table:number-columns-repeated="9"/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 table:number-columns-spanned="6" table:number-rows-spanned="1">
            <text:p>Valor Estimado de P_barra</text:p>
          </table:table-cell>
          <table:covered-table-cell table:number-columns-repeated="5"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F</text:p>
          </table:table-cell>
          <table:table-cell table:style-name="ce10" table:formula="of:=([.O74]-273.15-[.I80])/[.C81]" office:value-type="float" office:value="0.417075892881715" calcext:value-type="float">
            <text:p/>
          </table:table-cell>
          <table:table-cell table:style-name="ce10" table:formula="of:=[.C84]*(([.J80]+[.P74])/([.O74]-273.15-[.I80])+[.D81]/[.C81])" office:value-type="float" office:value="0.234274299184434" calcext:value-type="float">
            <text:p/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P FQ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P FF</text:p>
          </table:table-cell>
          <table:covered-table-cell table:style-name="ce16"/>
          <table:table-cell table:style-name="ce17" office:value-type="string" calcext:value-type="string" table:number-columns-spanned="2" table:number-rows-spanned="1">
            <text:p>Média P FQ e P FF</text:p>
          </table:table-cell>
          <table:covered-table-cell table:style-name="ce16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R_FQ</text:p>
          </table:table-cell>
          <table:table-cell table:style-name="ce10" table:formula="of:=([.I81]-[.O73]+273.15)/[.C80]" office:value-type="float" office:value="2.79714586046937" calcext:value-type="float">
            <text:p/>
          </table:table-cell>
          <table:table-cell table:style-name="ce10" table:formula="of:=[.C85]*(([.J81]+[.P73])/([.I81]-[.O73])+[.D80]/[.C80])" office:value-type="float" office:value="0.026965201271114" calcext:value-type="float">
            <text:p/>
          </table:table-cell>
          <table:table-cell/>
          <table:table-cell table:style-name="ce16" office:value-type="string" calcext:value-type="string">
            <text:p>k</text:p>
          </table:table-cell>
          <table:table-cell table:style-name="ce16" table:formula="of:=[.C80]/([.I1]*ABS([.O70]))" office:value-type="float" office:value="296.281802511296" calcext:value-type="float">
            <text:p/>
          </table:table-cell>
          <table:table-cell table:style-name="ce16" table:formula="of:=[.G85]*([.D80]/[.C80]+[.P70]/ABS([.O70]))" office:value-type="float" office:value="12.5744289076008" calcext:value-type="float">
            <text:p/>
          </table:table-cell>
          <table:table-cell table:style-name="ce16" table:formula="of:=[.C81]/([.I1]*ABS([.O70]))" office:value-type="float" office:value="171.19668896357" calcext:value-type="float">
            <text:p/>
          </table:table-cell>
          <table:table-cell table:style-name="ce16" table:formula="of:=[.I85]*([.D81]/[.C81]+[.P70]/ABS([.O70]))" office:value-type="float" office:value="63.3824446689964" calcext:value-type="float">
            <text:p/>
          </table:table-cell>
          <table:table-cell table:style-name="ce23" table:formula="of:=[.E81]/([.$I$1]*ABS([.O70]))" office:value-type="float" office:value="233.739245737433" calcext:value-type="float">
            <text:p/>
          </table:table-cell>
          <table:table-cell table:style-name="ce16" table:formula="of:=[.K85]*([.F81]/[.E81]+[.P70]/ABS([.O70]))" office:value-type="float" office:value="37.9784367882986" calcext:value-type="float">
            <text:p/>
          </table:table-cell>
          <table:table-cell table:formula="of:=[.X81]/([.U75]*[.I1])" office:value-type="float" office:value="249.383921503341" calcext:value-type="float">
            <text:p/>
          </table:table-cell>
          <table:table-cell office:value-type="float" office:value="215.47223" calcext:value-type="float">
            <text:p>215.47223</text:p>
          </table:table-cell>
          <table:table-cell table:number-columns-repeated="1010"/>
        </table:table-row>
        <table:table-row table:style-name="ro1">
          <table:table-cell/>
          <table:table-cell table:style-name="ce10" office:value-type="string" calcext:value-type="string">
            <text:p>R_Barra</text:p>
          </table:table-cell>
          <table:table-cell table:style-name="ce9" table:formula="of:=([.I73]-[.I77])/[.E81]" office:value-type="float" office:value="1.04588400706635" calcext:value-type="float">
            <text:p/>
          </table:table-cell>
          <table:table-cell table:style-name="ce10" table:formula="of:=[.C86]*([.F81]/[.E81]+([.J73]+[.J77])/([.I73]-[.I77]))" office:value-type="float" office:value="0.162482770452068" calcext:value-type="float">
            <text:p/>
          </table:table-cell>
          <table:table-cell table:number-columns-repeated="6"/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office:value-type="string" calcext:value-type="string">
            <text:p>DeltaExa</text:p>
          </table:table-cell>
          <table:table-cell office:value-type="string" calcext:value-type="string">
            <text:p>DeltaPrec</text:p>
          </table:table-cell>
          <table:table-cell office:value-type="string" calcext:value-type="string">
            <text:p>FluxoTeo</text:p>
          </table:table-cell>
          <table:table-cell office:value-type="string" calcext:value-type="string">
            <text:p>ErroFluxoTeo</text:p>
          </table:table-cell>
          <table:table-cell table:number-columns-repeated="1008"/>
        </table:table-row>
        <table:table-row table:style-name="ro1">
          <table:table-cell/>
          <table:table-cell table:style-name="ce10" table:number-columns-repeated="3"/>
          <table:table-cell table:number-columns-repeated="3"/>
          <table:table-cell office:value-type="string" calcext:value-type="string">
            <text:p>Fluxo Média(W)</text:p>
          </table:table-cell>
          <table:table-cell office:value-type="string" calcext:value-type="string">
            <text:p>Erro</text:p>
          </table:table-cell>
          <table:table-cell/>
          <table:table-cell table:formula="of:=([.L1]-[.K85])/[.L1]*100" office:value-type="float" office:value="1.37584568040794" calcext:value-type="float">
            <text:p/>
          </table:table-cell>
          <table:table-cell table:formula="of:=[.L85]/[.K85]*100" office:value-type="float" office:value="16.2482071286227" calcext:value-type="float">
            <text:p/>
          </table:table-cell>
          <table:table-cell table:formula="of:=([.M85]-237)/237*100" office:value-type="float" office:value="5.2252833347429" calcext:value-type="float">
            <text:p/>
          </table:table-cell>
          <table:table-cell table:formula="of:=[.N85]/[.M85]*100" office:value-type="float" office:value="86.4018131967315" calcext:value-type="float">
            <text:p/>
          </table:table-cell>
          <table:table-cell table:formula="of:=[.M85]*[.I1]*-[.O70]" office:value-type="float" office:value="7.36683096727927" calcext:value-type="float">
            <text:p/>
          </table:table-cell>
          <table:table-cell table:formula="of:=[.O87]*([.N85]/[.M85]+[.P70]/-[.O70])" office:value-type="float" office:value="6.58573042461376" calcext:value-type="float">
            <text:p/>
          </table:table-cell>
          <table:table-cell table:number-columns-repeated="1008"/>
        </table:table-row>
        <table:table-row table:style-name="ro1">
          <table:table-cell table:number-columns-repeated="7"/>
          <table:table-cell table:formula="of:=[.K85]*[.I1]*-[.O70]" office:value-type="float" office:value="6.90468536779327" calcext:value-type="float">
            <text:p/>
          </table:table-cell>
          <table:table-cell table:formula="of:=[.H88]*([.L85]/[.K85]*[.P70]/-[.O70])" office:value-type="float" office:value="0.0336033208702866" calcext:value-type="float">
            <text:p/>
          </table:table-cell>
          <table:table-cell table:number-columns-repeated="1015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/00/0000</text:date>, <text:time style:data-style-name="N2" text:time-value="23:16:26.639048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3:56:09.962521088</meta:creation-date>
    <dc:date>2015-04-16T23:44:40.493156605</dc:date>
    <meta:editing-duration>PT14H30M16S</meta:editing-duration>
    <meta:editing-cycles>44</meta:editing-cycles>
    <meta:generator>LibreOffice/4.2.3.3$Linux_X86_64 LibreOffice_project/420m0$Build-3</meta:generator>
    <dc:creator>Henrique Rodrigues</dc:creator>
    <meta:document-statistic meta:table-count="1" meta:cell-count="995" meta:object-count="0"/>
  </office:meta>
</office:document-meta>
</file>